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hatch" draw:fill-color="#ffffff" draw:fill-hatch-name="Hatching_20_Wide" draw:fill-hatch-solid="fals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51cm" draw:marker-start="Arrow" draw:marker-start-width="0.381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 fo:min-height="0.958cm" fo:min-width="0cm"/>
    </style:style>
    <style:style style:name="gr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713cm"/>
    </style:style>
    <style:style style:name="gr8" style:family="graphic" style:parent-style-name="standard">
      <style:graphic-properties draw:marker-end="Arrow" draw:marker-end-width="0.15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fo:min-height="1.751cm"/>
    </style:style>
    <style:style style:name="gr11" style:family="graphic" style:parent-style-name="standard">
      <style:graphic-properties draw:stroke="none" svg:stroke-color="#000000" draw:fill="none" draw:fill-color="#ffffff" fo:min-height="0.888cm"/>
    </style:style>
    <style:style style:name="gr12" style:family="graphic" style:parent-style-name="standard">
      <style:graphic-properties draw:stroke="none" svg:stroke-color="#000000" draw:fill="none" draw:fill-color="#ffffff" fo:min-height="1.425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16cm"/>
    </style:style>
    <style:style style:name="gr15" style:family="graphic" style:parent-style-name="standard">
      <style:graphic-properties draw:stroke="solid" svg:stroke-width="0.152cm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17" style:family="graphic" style:parent-style-name="standard">
      <style:graphic-properties svg:stroke-color="#808080" draw:fill="solid" draw:fill-color="#808080" draw:textarea-horizontal-align="center" draw:textarea-vertical-align="middle"/>
    </style:style>
    <style:style style:name="gr18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gradient" draw:fill-gradient-name="Gradient_20_9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svg:stroke-width="0.102cm" svg:stroke-color="#ffff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145cm"/>
    </style:style>
    <style:style style:name="gr23" style:family="graphic" style:parent-style-name="standard">
      <style:graphic-properties draw:stroke="none" svg:stroke-color="#000000" draw:fill="none" draw:fill-color="#ffffff" fo:min-height="0.84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91cm"/>
    </style:style>
    <style:style style:name="gr25" style:family="graphic" style:parent-style-name="standard">
      <style:graphic-properties svg:stroke-width="0.051cm" draw:marker-start="" draw:marker-start-width="0.381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fill="gradient" draw:fill-gradient-name="Gradient_20_12" draw:textarea-horizontal-align="center" draw:textarea-vertical-align="middle"/>
    </style:style>
    <style:style style:name="gr27" style:family="graphic" style:parent-style-name="standard">
      <style:graphic-properties draw:fill="gradient" draw:fill-gradient-name="Blue-Red" draw:textarea-horizontal-align="center" draw:textarea-vertical-align="middle"/>
    </style:style>
    <style:style style:name="gr2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fo:min-height="0.881cm"/>
    </style:style>
    <style:style style:name="gr31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2" style:family="graphic" style:parent-style-name="standard">
      <style:graphic-properties draw:stroke="none" svg:stroke-color="#000000" draw:fill="none" draw:fill-color="#ffffff" fo:min-height="1.623cm"/>
    </style:style>
    <style:style style:name="gr33" style:family="graphic" style:parent-style-name="standard">
      <style:graphic-properties svg:stroke-width="0.051cm" draw:marker-start="Arrow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051cm" draw:marker-start="" draw:marker-start-width="0.276cm" draw:marker-end="" draw:marker-end-width="0.376cm" draw:textarea-horizontal-align="center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fo:min-height="0.475cm"/>
    </style:style>
    <style:style style:name="gr36" style:family="graphic" style:parent-style-name="standard">
      <style:graphic-properties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1.183cm"/>
    </style:style>
    <style:style style:name="gr38" style:family="graphic" style:parent-style-name="standard">
      <style:graphic-properties draw:stroke="none" svg:stroke-color="#000000" draw:fill="none" draw:fill-color="#ffffff" fo:min-height="0.789cm"/>
    </style:style>
    <style:style style:name="gr39" style:family="graphic" style:parent-style-name="standard">
      <style:graphic-properties svg:stroke-width="0.102cm" draw:marker-start-width="0.352cm" draw:marker-end-width="0.352cm" draw:fill="none" draw:fill-color="#ffffff" draw:fill-hatch-solid="false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>
      <style:graphic-properties draw:stroke="none" draw:fill="none" draw:ole-draw-aspect="1" style:protect="size"/>
    </style:style>
    <style:style style:name="gr42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marker-start="Circle" draw:marker-start-width="0.457cm" draw:marker-end="Arrow" draw:marker-end-width="0.3cm" draw:textarea-horizontal-align="center" draw:textarea-vertical-align="middle"/>
    </style:style>
    <style:style style:name="gr45" style:family="graphic" style:parent-style-name="standard">
      <style:graphic-properties draw:marker-end="Circle" draw:marker-end-width="0.457cm" draw:textarea-horizontal-align="center" draw:textarea-vertical-align="middle"/>
    </style:style>
    <style:style style:name="gr46" style:family="graphic" style:parent-style-name="standard">
      <style:graphic-properties draw:stroke="dash" draw:stroke-dash="Ultra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fo:min-height="2.134cm"/>
    </style:style>
    <style:style style:name="gr48" style:family="graphic" style:parent-style-name="standard">
      <style:graphic-properties draw:stroke="none" svg:stroke-color="#000000" draw:fill="none" draw:fill-color="#ffffff" fo:min-height="1.684cm"/>
    </style:style>
    <style:style style:name="gr49" style:family="graphic" style:parent-style-name="standard">
      <style:graphic-properties draw:stroke="none" svg:stroke-color="#000000" draw:fill="none" draw:fill-color="#ffffff" fo:min-height="0.733cm"/>
    </style:style>
    <style:style style:name="gr50" style:family="graphic" style:parent-style-name="standard">
      <style:graphic-properties svg:stroke-color="#ff3366" draw:marker-start="Arrow" draw:marker-start-width="0.3cm" draw:marker-end="Arrow" draw:marker-end-width="0.3cm" draw:textarea-horizontal-align="center" draw:textarea-vertical-align="middle"/>
    </style:style>
    <style:style style:name="gr51" style:family="graphic" style:parent-style-name="standard">
      <style:graphic-properties draw:stroke="none" svg:stroke-color="#ff3366" draw:fill="none" draw:fill-color="#ffffff" fo:min-height="0.733cm"/>
    </style:style>
    <style:style style:name="gr52" style:family="graphic" style:parent-style-name="standard">
      <style:graphic-properties draw:stroke="none" svg:stroke-color="#000000" draw:fill="none" draw:fill-color="#ffffff" fo:min-height="1.505cm"/>
    </style:style>
    <style:style style:name="gr53" style:family="graphic" style:parent-style-name="standard">
      <style:graphic-properties svg:stroke-width="0.203cm" draw:marker-start-width="0.503cm" draw:marker-end-width="0.503cm" draw:fill="solid" draw:fill-color="#ff0000" draw:textarea-horizontal-align="center" draw:textarea-vertical-align="middle" fo:padding-top="0.225cm" fo:padding-bottom="0.225cm" fo:padding-left="0.35cm" fo:padding-right="0.35cm"/>
    </style:style>
    <style:style style:name="gr54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55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6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7" style:family="graphic" style:parent-style-name="measure" style:list-style-name="L1">
      <style:graphic-properties draw:stroke="solid" draw:stroke-dash="Fine_20_Dashed" svg:stroke-color="#000000" draw:textarea-horizontal-align="center" draw:textarea-vertical-align="middle" draw:line-distance="3.587cm"/>
    </style:style>
    <style:style style:name="gr58" style:family="graphic" style:parent-style-name="standard">
      <style:graphic-properties draw:stroke="none" svg:stroke-color="#000000" draw:fill="none" draw:fill-color="#ffffff" fo:min-height="1.093cm"/>
    </style:style>
    <style:style style:name="P1" style:family="paragraph">
      <loext:graphic-properties draw:fill="hatch" draw:fill-color="#ffffff" draw:fill-hatch-name="Hatching_20_Wide" draw:fill-hatch-solid="fals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b3b3b3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solid" draw:fill-color="#cccccc"/>
      <style:paragraph-properties fo:text-align="center"/>
    </style:style>
    <style:style style:name="P10" style:family="paragraph">
      <loext:graphic-properties draw:fill="gradient" draw:fill-gradient-name="Gradient_20_9"/>
      <style:paragraph-properties fo:text-align="center"/>
    </style:style>
    <style:style style:name="P11" style:family="paragraph">
      <loext:graphic-properties draw:fill="gradient" draw:fill-gradient-name="Gradient_20_12"/>
      <style:paragraph-properties fo:text-align="center"/>
    </style:style>
    <style:style style:name="P12" style:family="paragraph">
      <loext:graphic-properties draw:fill="gradient" draw:fill-gradient-name="Blue-Red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none" draw:fill-color="#ffffff"/>
      <style:paragraph-properties fo:text-align="end"/>
      <style:text-properties fo:font-size="18pt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17" style:family="paragraph">
      <loext:graphic-properties draw:fill="none" draw:fill-color="#ffffff" draw:fill-hatch-solid="false"/>
      <style:paragraph-properties fo:text-align="center"/>
    </style:style>
    <style:style style:name="P18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end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25" style:family="paragraph">
      <loext:graphic-properties draw:fill="solid" draw:fill-color="#ff0000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style:font-name="Arial" style:font-name-asian="Arial2" style:font-name-complex="Arial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0000" fo:font-size="14pt" style:font-size-asian="14pt" style:font-size-complex="14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xml:id="id1" draw:id="id1" draw:layer="layout" svg:width="1.133cm" svg:height="3.584cm" svg:x="14.665cm" svg:y="5.9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3" draw:id="id3" draw:layer="layout" svg:width="1.176cm" svg:height="3.584cm" svg:x="3.5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5.231cm" svg:y1="5.917cm" svg:x2="11.422cm" svg:y2="4.371cm" draw:start-shape="id1" draw:start-glue-point="0" draw:end-shape="id2" draw:end-glue-point="1" svg:d="M15231 5917v-1546h-3809" svg:viewBox="0 0 3810 1547">
          <text:p/>
        </draw:connector>
        <draw:connector draw:style-name="gr2" draw:text-style-name="P2" draw:layer="measurelines" svg:x1="10.028cm" svg:y1="4.371cm" svg:x2="4.102cm" svg:y2="5.917cm" draw:start-shape="id2" draw:start-glue-point="3" draw:end-shape="id3" draw:end-glue-point="0" svg:d="M10028 4371h-5926v1546" svg:viewBox="0 0 5927 1547">
          <text:p/>
        </draw:connector>
        <draw:circle draw:style-name="gr3" draw:text-style-name="P3" xml:id="id2" draw:id="id2" draw:layer="measurelines" svg:width="1.394cm" svg:height="1.394cm" svg:x="10.028cm" svg:y="3.674cm">
          <text:p/>
        </draw:circle>
        <draw:connector draw:style-name="gr2" draw:text-style-name="P2" draw:layer="measurelines" svg:x1="13.462cm" svg:y1="10.518cm" svg:x2="15.231cm" svg:y2="9.501cm" draw:start-shape="id4" draw:start-glue-point="7" draw:end-shape="id1" draw:end-glue-point="2" svg:d="M13462 10518h1769v-1017" svg:viewBox="0 0 1770 1018">
          <text:p/>
        </draw:connector>
        <draw:rect draw:style-name="gr4" draw:text-style-name="P4" draw:layer="measurelines" svg:width="11.106cm" svg:height="8.102cm" svg:x="6.244cm" svg:y="3.323cm">
          <text:p/>
        </draw:rect>
        <draw:g>
          <draw:custom-shape draw:style-name="gr5" draw:text-style-name="P5" draw:layer="measurelines" svg:width="0.388cm" svg:height="1.706cm" draw:transform="rotate (-3.14159265358979) translate (16.3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measurelines" svg:width="0.389cm" svg:height="1.706cm" draw:transform="rotate (-3.14159265358979) translate (16.3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6.946cm" svg:y1="7.626cm" svg:x2="16.203cm" svg:y2="7.624cm">
            <text:p/>
          </draw:line>
        </draw:g>
        <draw:g>
          <draw:custom-shape draw:style-name="gr5" draw:text-style-name="P5" draw:layer="measurelines" svg:width="0.388cm" svg:height="1.706cm" svg:x="2.9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measurelines" svg:width="0.389cm" svg:height="1.706cm" svg:x="2.9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33cm" svg:y1="7.673cm" svg:x2="3.073cm" svg:y2="7.675cm">
            <text:p/>
          </draw:line>
        </draw:g>
        <draw:frame draw:style-name="gr7" draw:text-style-name="P6" xml:id="id5" draw:id="id5" draw:layer="measurelines" svg:width="4.537cm" svg:height="0.963cm" svg:x="9.326cm" svg:y="1.826cm">
          <draw:text-box>
            <text:p><text:span text:style-name="T1">Compressor</text:span></text:p>
          </draw:text-box>
        </draw:frame>
        <draw:connector draw:style-name="gr8" draw:text-style-name="P2" draw:layer="measurelines" draw:type="line" svg:x1="11.594cm" svg:y1="2.789cm" svg:x2="10.725cm" svg:y2="3.674cm" draw:start-shape="id5" draw:end-shape="id2" svg:d="M11594 2789l-869 885" svg:viewBox="0 0 870 886">
          <text:p/>
        </draw:connector>
        <draw:frame draw:style-name="gr9" draw:text-style-name="P6" draw:layer="measurelines" svg:width="4.116cm" svg:height="3.095cm" svg:x="2.024cm" svg:y="11.696cm">
          <draw:text-box>
            <text:p><text:span text:style-name="T1">Indoor Coil</text:span></text:p>
            <text:p><text:span text:style-name="T1">(Evaporator)</text:span></text:p>
          </draw:text-box>
        </draw:frame>
        <draw:frame draw:style-name="gr10" draw:text-style-name="P6" xml:id="id6" draw:id="id6" draw:layer="measurelines" svg:width="4.238cm" svg:height="2.001cm" svg:x="15.285cm" svg:y="11.654cm">
          <draw:text-box>
            <text:p><text:span text:style-name="T1">Outdoor Coil</text:span></text:p>
            <text:p><text:span text:style-name="T1">(Condenser) </text:span></text:p>
          </draw:text-box>
        </draw:frame>
        <draw:connector draw:style-name="gr8" draw:text-style-name="P2" draw:layer="measurelines" draw:type="line" svg:x1="17.404cm" svg:y1="11.654cm" svg:x2="15.994cm" svg:y2="9.602cm" draw:start-shape="id6" draw:start-glue-point="0" svg:d="M17404 11654l-1410-2052" svg:viewBox="0 0 1411 2053">
          <text:p/>
        </draw:connector>
        <draw:connector draw:style-name="gr8" draw:text-style-name="P2" draw:layer="measurelines" draw:type="line" svg:x1="2.617cm" svg:y1="11.71cm" svg:x2="3.544cm" svg:y2="9.723cm" svg:d="M2617 11710l927-1987" svg:viewBox="0 0 928 1988">
          <text:p/>
        </draw:connector>
        <draw:frame draw:style-name="gr11" draw:text-style-name="P6" xml:id="id7" draw:id="id7" draw:layer="measurelines" svg:width="4.238cm" svg:height="1.138cm" svg:x="10.485cm" svg:y="12.07cm">
          <draw:text-box>
            <text:p><text:span text:style-name="T1">Economizer</text:span></text:p>
          </draw:text-box>
        </draw:frame>
        <draw:frame draw:style-name="gr12" draw:text-style-name="P7" draw:layer="measurelines" svg:width="4.025cm" svg:height="1.675cm" draw:transform="rotate (1.5707963267949) translate (17.66cm 8.6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line draw:style-name="gr13" draw:text-style-name="P2" draw:layer="layout" svg:x1="10.208cm" svg:y1="3.926cm" svg:x2="11.344cm" svg:y2="4.096cm">
          <text:p/>
        </draw:line>
        <draw:line draw:style-name="gr13" draw:text-style-name="P2" draw:layer="layout" svg:x1="10.202cm" svg:y1="4.848cm" svg:x2="11.37cm" svg:y2="4.64cm">
          <text:p/>
        </draw:line>
        <draw:frame draw:style-name="gr14" draw:text-style-name="P6" xml:id="id12" draw:id="id12" draw:layer="layout" svg:width="1.452cm" svg:height="0.966cm" svg:x="6.608cm" svg:y="7.791cm">
          <draw:text-box>
            <text:p><text:span text:style-name="T1">XV</text:span></text:p>
          </draw:text-box>
        </draw:frame>
        <draw:connector draw:style-name="gr8" draw:text-style-name="P2" draw:layer="layout" draw:type="line" svg:x1="12.604cm" svg:y1="12.07cm" svg:x2="11.67cm" svg:y2="10.862cm" draw:start-shape="id7" draw:start-glue-point="0" draw:end-shape="id4" draw:end-glue-point="3" svg:d="M12604 12070l-934-1208" svg:viewBox="0 0 935 1209">
          <text:p/>
        </draw:connector>
        <draw:rect draw:style-name="gr15" draw:text-style-name="P4" draw:layer="layout" svg:width="17.267cm" svg:height="12.254cm" svg:x="2.089cm" svg:y="1.402cm">
          <text:p/>
        </draw:rect>
        <draw:frame draw:style-name="gr12" draw:text-style-name="P6" draw:layer="layout" svg:width="1.997cm" svg:height="1.675cm" svg:x="-1.556cm" svg:y="3.373cm">
          <draw:text-box>
            <text:p><text:span text:style-name="T1">100 dpi</text:span></text:p>
          </draw:text-box>
        </draw:frame>
        <draw:frame draw:style-name="gr16" draw:text-style-name="P6" draw:layer="layout" svg:width="0.853cm" svg:height="0.963cm" svg:x="15.238cm" svg:y="3.943cm">
          <draw:text-box>
            <text:p><text:span text:style-name="T1">2</text:span></text:p>
          </draw:text-box>
        </draw:frame>
        <draw:circle draw:style-name="gr17" draw:text-style-name="P8" draw:layer="layout" svg:width="0.364cm" svg:height="0.364cm" svg:x="15.048cm" svg:y="4.201cm">
          <text:p/>
        </draw:circle>
        <draw:circle draw:style-name="gr17" draw:text-style-name="P8" draw:layer="layout" svg:width="0.364cm" svg:height="0.364cm" svg:x="15.048cm" svg:y="10.253cm">
          <text:p/>
        </draw:circle>
        <draw:frame draw:style-name="gr16" draw:text-style-name="P6" draw:layer="layout" svg:width="0.853cm" svg:height="0.963cm" svg:x="15.239cm" svg:y="9.944cm">
          <draw:text-box>
            <text:p><text:span text:style-name="T1">3</text:span></text:p>
          </draw:text-box>
        </draw:frame>
        <draw:circle draw:style-name="gr17" draw:text-style-name="P8" draw:layer="layout" svg:width="0.364cm" svg:height="0.364cm" svg:x="3.996cm" svg:y="4.201cm">
          <text:p/>
        </draw:circle>
        <draw:frame draw:style-name="gr16" draw:text-style-name="P6" draw:layer="layout" svg:width="0.853cm" svg:height="0.963cm" svg:x="3.143cm" svg:y="3.819cm">
          <draw:text-box>
            <text:p><text:span text:style-name="T1">1</text:span></text:p>
          </draw:text-box>
        </draw:frame>
        <draw:custom-shape draw:style-name="gr18" draw:text-style-name="P9" xml:id="id11" draw:id="id11" draw:layer="layout" svg:width="0.434cm" svg:height="0.434cm" draw:transform="rotate (1.5707963267949) translate (7.87cm 9.8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8" draw:text-style-name="P9" xml:id="id10" draw:id="id10" draw:layer="layout" svg:width="0.434cm" svg:height="0.434cm" draw:transform="rotate (-1.5707963267949) translate (7.904cm 9.39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2" draw:layer="layout" svg:x1="10.725cm" svg:y1="5.068cm" svg:x2="13.462cm" svg:y2="9.669cm" draw:start-shape="id2" draw:start-glue-point="2" draw:end-shape="id4" draw:end-glue-point="6" svg:d="M10725 5068v2154h3238v2447h-501" svg:viewBox="0 0 3239 4602">
          <text:p/>
        </draw:connector>
        <draw:connector draw:style-name="gr2" draw:text-style-name="P2" draw:layer="layout" draw:line-skew="2.282cm" svg:x1="5.307cm" svg:y1="10.553cm" svg:x2="9.878cm" svg:y2="10.519cm" draw:start-shape="id8" draw:start-glue-point="6" draw:end-shape="id4" draw:end-glue-point="5" svg:d="M5307 10553h4568v-34h3" svg:viewBox="0 0 4572 35">
          <text:p/>
        </draw:connector>
        <draw:rect draw:style-name="gr19" draw:text-style-name="P10" xml:id="id4" draw:id="id4" draw:layer="layout" svg:width="1.537cm" svg:height="3.584cm" draw:transform="rotate (1.5707963267949) translate (9.878cm 10.862cm)">
          <draw:glue-point draw:id="4" svg:x="-5cm" svg:y="-2.765cm"/>
          <draw:glue-point draw:id="5" svg:x="-5cm" svg:y="2.778cm" draw:escape-direction="horizontal"/>
          <draw:glue-point draw:id="6" svg:x="5cm" svg:y="-2.765cm"/>
          <draw:glue-point draw:id="7" svg:x="5cm" svg:y="2.771cm" draw:escape-direction="horizontal"/>
          <text:p/>
        </draw:rect>
        <draw:connector draw:style-name="gr20" draw:text-style-name="P2" draw:layer="layout" draw:type="line" svg:x1="9.878cm" svg:y1="9.669cm" svg:x2="13.462cm" svg:y2="9.669cm" draw:start-shape="id4" draw:start-glue-point="4" draw:end-shape="id4" draw:end-glue-point="6" svg:d="M9878 9669h3584" svg:viewBox="0 0 3585 1">
          <text:p/>
        </draw:connector>
        <draw:connector draw:style-name="gr20" draw:text-style-name="P2" draw:layer="layout" draw:type="line" svg:x1="9.878cm" svg:y1="10.519cm" svg:x2="13.462cm" svg:y2="10.518cm" draw:start-shape="id4" draw:start-glue-point="5" draw:end-shape="id4" draw:end-glue-point="7" svg:d="M9878 10519l3584-1" svg:viewBox="0 0 3585 2">
          <text:p/>
        </draw:connector>
        <draw:custom-shape draw:style-name="gr18" draw:text-style-name="P9" xml:id="id8" draw:id="id8" draw:layer="layout" svg:width="0.434cm" svg:height="0.434cm" draw:transform="rotate (1.5707963267949) translate (4.873cm 10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8" draw:text-style-name="P9" xml:id="id9" draw:id="id9" draw:layer="layout" svg:width="0.434cm" svg:height="0.434cm" draw:transform="rotate (-1.5707963267949) translate (4.907cm 10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1" draw:text-style-name="P2" draw:layer="layout" svg:x1="4.473cm" svg:y1="10.551cm" svg:x2="4.102cm" svg:y2="9.501cm" draw:start-shape="id9" draw:start-glue-point="6" draw:end-shape="id3" draw:end-glue-point="2" svg:d="M4473 10551h-371v-1050" svg:viewBox="0 0 372 1051">
          <text:p/>
        </draw:connector>
        <draw:circle draw:style-name="gr17" draw:text-style-name="P8" draw:layer="layout" svg:width="0.364cm" svg:height="0.364cm" svg:x="3.949cm" svg:y="10.279cm">
          <text:p/>
        </draw:circle>
        <draw:connector draw:style-name="gr2" draw:text-style-name="P2" draw:layer="layout" draw:line-skew="-0.231cm" svg:x1="7.47cm" svg:y1="9.615cm" svg:x2="7.306cm" svg:y2="10.544cm" draw:start-shape="id10" draw:start-glue-point="6" svg:d="M7470 9615h-733v929h569" svg:viewBox="0 0 734 930">
          <text:p/>
        </draw:connector>
        <draw:connector draw:style-name="gr2" draw:text-style-name="P2" draw:layer="layout" draw:line-skew="-0.776cm" svg:x1="9.878cm" svg:y1="9.669cm" svg:x2="8.304cm" svg:y2="9.617cm" draw:start-shape="id4" draw:start-glue-point="4" draw:end-shape="id11" draw:end-glue-point="6" svg:d="M9878 9669h-1562v-52h-12" svg:viewBox="0 0 1575 53">
          <text:p/>
        </draw:connector>
        <draw:circle draw:style-name="gr17" draw:text-style-name="P8" draw:layer="layout" svg:width="0.364cm" svg:height="0.364cm" svg:x="10.548cm" svg:y="7.001cm">
          <text:p/>
        </draw:circle>
        <draw:frame draw:style-name="gr22" draw:text-style-name="P6" draw:layer="layout" svg:width="0.853cm" svg:height="0.963cm" svg:x="3.397cm" svg:y="10.451cm">
          <draw:text-box>
            <text:p><text:span text:style-name="T1">7</text:span></text:p>
          </draw:text-box>
        </draw:frame>
        <draw:frame draw:style-name="gr23" draw:text-style-name="P6" draw:layer="layout" svg:width="1.451cm" svg:height="1.091cm" svg:x="4.887cm" svg:y="9.192cm">
          <draw:text-box>
            <text:p><text:span text:style-name="T1">XV</text:span></text:p>
          </draw:text-box>
        </draw:frame>
        <draw:connector draw:style-name="gr8" draw:text-style-name="P2" draw:layer="layout" draw:type="line" svg:x1="7.334cm" svg:y1="8.757cm" svg:x2="7.687cm" svg:y2="9.506cm" draw:start-shape="id12" draw:start-glue-point="2" draw:end-shape="id10" draw:end-glue-point="5" svg:d="M7334 8757l353 749" svg:viewBox="0 0 354 750">
          <text:p/>
        </draw:connector>
        <draw:circle draw:style-name="gr17" draw:text-style-name="P8" draw:layer="layout" svg:width="0.364cm" svg:height="0.364cm" svg:x="6.548cm" svg:y="10.401cm">
          <text:p/>
        </draw:circle>
        <draw:circle draw:style-name="gr17" draw:text-style-name="P8" draw:layer="layout" svg:width="0.364cm" svg:height="0.364cm" svg:x="8.648cm" svg:y="9.501cm">
          <text:p/>
        </draw:circle>
        <draw:frame draw:style-name="gr24" draw:text-style-name="P6" draw:layer="layout" svg:width="1.891cm" svg:height="0.963cm" svg:x="6.283cm" svg:y="10.604cm">
          <draw:text-box>
            <text:p><text:span text:style-name="T1">4</text:span></text:p>
          </draw:text-box>
        </draw:frame>
        <draw:frame draw:style-name="gr24" draw:text-style-name="P6" draw:layer="layout" svg:width="1.891cm" svg:height="0.963cm" svg:x="8.424cm" svg:y="8.538cm">
          <draw:text-box>
            <text:p><text:span text:style-name="T1">5</text:span></text:p>
          </draw:text-box>
        </draw:frame>
        <draw:frame draw:style-name="gr24" draw:text-style-name="P6" draw:layer="layout" svg:width="1.891cm" svg:height="0.963cm" svg:x="9.772cm" svg:y="6.673cm">
          <draw:text-box>
            <text:p><text:span text:style-name="T1">6</text:span></text:p>
          </draw:text-box>
        </draw:frame>
        <draw:rect draw:style-name="gr1" draw:text-style-name="P1" xml:id="id13" draw:id="id13" draw:layer="layout" svg:width="1.133cm" svg:height="3.584cm" svg:x="14.66cm" svg:y="18.679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15" draw:id="id15" draw:layer="layout" svg:width="1.176cm" svg:height="3.584cm" svg:x="3.509cm" svg:y="18.679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5" draw:text-style-name="P2" draw:layer="layout" svg:x1="15.226cm" svg:y1="18.679cm" svg:x2="11.417cm" svg:y2="17.133cm" draw:start-shape="id13" draw:start-glue-point="0" draw:end-shape="id14" draw:end-glue-point="1" svg:d="M15226 18679v-1546h-3809" svg:viewBox="0 0 3810 1547">
          <text:p/>
        </draw:connector>
        <draw:connector draw:style-name="gr25" draw:text-style-name="P2" draw:layer="layout" svg:x1="10.023cm" svg:y1="17.133cm" svg:x2="4.097cm" svg:y2="18.679cm" draw:start-shape="id14" draw:start-glue-point="3" draw:end-shape="id15" draw:end-glue-point="0" svg:d="M10023 17133h-5926v1546" svg:viewBox="0 0 5927 1547">
          <text:p/>
        </draw:connector>
        <draw:circle draw:style-name="gr3" draw:text-style-name="P3" xml:id="id14" draw:id="id14" draw:layer="layout" svg:width="1.394cm" svg:height="1.394cm" svg:x="10.023cm" svg:y="16.436cm">
          <text:p/>
        </draw:circle>
        <draw:connector draw:style-name="gr2" draw:text-style-name="P2" draw:layer="layout" svg:x1="6.973cm" svg:y1="23.281cm" svg:x2="4.097cm" svg:y2="22.263cm" draw:start-shape="id16" draw:start-glue-point="5" draw:end-shape="id15" draw:end-glue-point="2" svg:d="M6973 23281h-2876v-1018" svg:viewBox="0 0 2877 1019">
          <text:p/>
        </draw:connector>
        <draw:rect draw:style-name="gr4" draw:text-style-name="P4" draw:layer="layout" svg:width="11.106cm" svg:height="8.102cm" svg:x="6.239cm" svg:y="16.085cm">
          <text:p/>
        </draw:rect>
        <draw:g>
          <draw:custom-shape draw:style-name="gr5" draw:text-style-name="P5" draw:layer="layout" svg:width="0.388cm" svg:height="1.706cm" draw:transform="rotate (-3.14159265358979) translate (16.369cm 22.08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89cm" svg:height="1.706cm" draw:transform="rotate (-3.14159265358979) translate (16.371cm 20.37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6.941cm" svg:y1="20.388cm" svg:x2="16.198cm" svg:y2="20.386cm">
            <text:p/>
          </draw:line>
        </draw:g>
        <draw:g>
          <draw:custom-shape draw:style-name="gr5" draw:text-style-name="P5" draw:layer="layout" svg:width="0.388cm" svg:height="1.706cm" svg:x="2.897cm" svg:y="18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89cm" svg:height="1.706cm" svg:x="2.895cm" svg:y="20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325cm" svg:y1="20.435cm" svg:x2="3.068cm" svg:y2="20.437cm">
            <text:p/>
          </draw:line>
        </draw:g>
        <draw:frame draw:style-name="gr7" draw:text-style-name="P6" xml:id="id17" draw:id="id17" draw:layer="layout" svg:width="4.537cm" svg:height="0.963cm" svg:x="9.321cm" svg:y="14.588cm">
          <draw:text-box>
            <text:p><text:span text:style-name="T1">Compressor</text:span></text:p>
          </draw:text-box>
        </draw:frame>
        <draw:connector draw:style-name="gr8" draw:text-style-name="P2" draw:layer="layout" draw:type="line" svg:x1="11.589cm" svg:y1="15.551cm" svg:x2="10.72cm" svg:y2="16.436cm" draw:start-shape="id17" draw:end-shape="id14" svg:d="M11589 15551l-869 885" svg:viewBox="0 0 870 886">
          <text:p/>
        </draw:connector>
        <draw:frame draw:style-name="gr10" draw:text-style-name="P6" xml:id="id18" draw:id="id18" draw:layer="layout" svg:width="4.238cm" svg:height="2.001cm" svg:x="15.28cm" svg:y="24.416cm">
          <draw:text-box>
            <text:p><text:span text:style-name="T1">Outdoor Coil</text:span></text:p>
            <text:p><text:span text:style-name="T1">(Evaporator) </text:span></text:p>
          </draw:text-box>
        </draw:frame>
        <draw:connector draw:style-name="gr8" draw:text-style-name="P2" draw:layer="layout" draw:type="line" svg:x1="17.399cm" svg:y1="24.416cm" svg:x2="15.989cm" svg:y2="22.364cm" draw:start-shape="id18" draw:start-glue-point="0" svg:d="M17399 24416l-1410-2052" svg:viewBox="0 0 1411 2053">
          <text:p/>
        </draw:connector>
        <draw:frame draw:style-name="gr11" draw:text-style-name="P6" xml:id="id19" draw:id="id19" draw:layer="layout" svg:width="4.238cm" svg:height="1.138cm" svg:x="7.811cm" svg:y="24.832cm">
          <draw:text-box>
            <text:p><text:span text:style-name="T1">Economizer</text:span></text:p>
          </draw:text-box>
        </draw:frame>
        <draw:frame draw:style-name="gr12" draw:text-style-name="P7" draw:layer="layout" svg:width="4.025cm" svg:height="1.675cm" draw:transform="rotate (1.5707963267949) translate (17.655cm 21.43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line draw:style-name="gr13" draw:text-style-name="P2" draw:layer="layout" svg:x1="10.203cm" svg:y1="16.688cm" svg:x2="11.339cm" svg:y2="16.858cm">
          <text:p/>
        </draw:line>
        <draw:line draw:style-name="gr13" draw:text-style-name="P2" draw:layer="layout" svg:x1="10.197cm" svg:y1="17.61cm" svg:x2="11.365cm" svg:y2="17.402cm">
          <text:p/>
        </draw:line>
        <draw:frame draw:style-name="gr14" draw:text-style-name="P6" xml:id="id25" draw:id="id25" draw:layer="layout" svg:width="1.452cm" svg:height="0.966cm" svg:x="12.073cm" svg:y="20.498cm">
          <draw:text-box>
            <text:p><text:span text:style-name="T1">XV</text:span></text:p>
          </draw:text-box>
        </draw:frame>
        <draw:connector draw:style-name="gr8" draw:text-style-name="P2" draw:layer="layout" draw:type="line" svg:x1="9.93cm" svg:y1="24.832cm" svg:x2="8.765cm" svg:y2="23.624cm" draw:start-shape="id19" draw:start-glue-point="0" draw:end-shape="id16" draw:end-glue-point="3" svg:d="M9930 24832l-1165-1208" svg:viewBox="0 0 1166 1209">
          <text:p/>
        </draw:connector>
        <draw:rect draw:style-name="gr15" draw:text-style-name="P4" draw:layer="layout" svg:width="17.267cm" svg:height="12.254cm" svg:x="2.084cm" svg:y="14.164cm">
          <text:p/>
        </draw:rect>
        <draw:frame draw:style-name="gr16" draw:text-style-name="P6" draw:layer="layout" svg:width="0.853cm" svg:height="0.963cm" svg:x="15.233cm" svg:y="16.705cm">
          <draw:text-box>
            <text:p><text:span text:style-name="T1">1</text:span></text:p>
          </draw:text-box>
        </draw:frame>
        <draw:circle draw:style-name="gr17" draw:text-style-name="P8" draw:layer="layout" svg:width="0.364cm" svg:height="0.364cm" svg:x="15.043cm" svg:y="16.963cm">
          <text:p/>
        </draw:circle>
        <draw:frame draw:style-name="gr16" draw:text-style-name="P6" draw:layer="layout" svg:width="0.853cm" svg:height="0.963cm" svg:x="15.208cm" svg:y="22.706cm">
          <draw:text-box>
            <text:p><text:span text:style-name="T1">7</text:span></text:p>
          </draw:text-box>
        </draw:frame>
        <draw:circle draw:style-name="gr17" draw:text-style-name="P8" draw:layer="layout" svg:width="0.364cm" svg:height="0.364cm" svg:x="3.991cm" svg:y="16.963cm">
          <text:p/>
        </draw:circle>
        <draw:frame draw:style-name="gr16" draw:text-style-name="P6" draw:layer="layout" svg:width="0.853cm" svg:height="0.963cm" svg:x="3.138cm" svg:y="16.581cm">
          <draw:text-box>
            <text:p><text:span text:style-name="T1">2</text:span></text:p>
          </draw:text-box>
        </draw:frame>
        <draw:connector draw:style-name="gr2" draw:text-style-name="P2" draw:layer="layout" svg:x1="10.72cm" svg:y1="17.83cm" svg:x2="6.973cm" svg:y2="22.431cm" draw:start-shape="id14" draw:start-glue-point="2" draw:end-shape="id16" draw:end-glue-point="4" svg:d="M10720 17830v2154h-4248v2447h501" svg:viewBox="0 0 4249 4602">
          <text:p/>
        </draw:connector>
        <draw:connector draw:style-name="gr2" draw:text-style-name="P2" draw:layer="layout" draw:line-skew="1.005cm" svg:x1="14.068cm" svg:y1="23.213cm" svg:x2="10.557cm" svg:y2="23.28cm" draw:start-shape="id20" draw:start-glue-point="6" draw:end-shape="id16" draw:end-glue-point="7" svg:d="M14068 23213h-751v67h-2760" svg:viewBox="0 0 3512 68">
          <text:p/>
        </draw:connector>
        <draw:rect draw:style-name="gr26" draw:text-style-name="P11" xml:id="id16" draw:id="id16" draw:layer="layout" svg:width="1.537cm" svg:height="3.584cm" draw:transform="rotate (1.5707963267949) translate (6.973cm 23.624cm)">
          <draw:glue-point draw:id="4" svg:x="-5cm" svg:y="-2.765cm"/>
          <draw:glue-point draw:id="5" svg:x="-5cm" svg:y="2.778cm" draw:escape-direction="horizontal"/>
          <draw:glue-point draw:id="6" svg:x="5cm" svg:y="-2.765cm"/>
          <draw:glue-point draw:id="7" svg:x="5cm" svg:y="2.771cm" draw:escape-direction="horizontal"/>
          <text:p/>
        </draw:rect>
        <draw:connector draw:style-name="gr20" draw:text-style-name="P2" draw:layer="layout" draw:type="line" svg:x1="6.973cm" svg:y1="22.431cm" svg:x2="10.557cm" svg:y2="22.431cm" draw:start-shape="id16" draw:start-glue-point="4" draw:end-shape="id16" draw:end-glue-point="6" svg:d="M6973 22431h3584" svg:viewBox="0 0 3585 1">
          <text:p/>
        </draw:connector>
        <draw:connector draw:style-name="gr20" draw:text-style-name="P2" draw:layer="layout" draw:type="line" svg:x1="6.973cm" svg:y1="23.281cm" svg:x2="10.557cm" svg:y2="23.28cm" draw:start-shape="id16" draw:start-glue-point="5" draw:end-shape="id16" draw:end-glue-point="7" svg:d="M6973 23281l3584-1" svg:viewBox="0 0 3585 2">
          <text:p/>
        </draw:connector>
        <draw:custom-shape draw:style-name="gr18" draw:text-style-name="P9" xml:id="id21" draw:id="id21" draw:layer="layout" svg:width="0.434cm" svg:height="0.434cm" draw:transform="rotate (1.5707963267949) translate (14.468cm 23.432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18" draw:text-style-name="P9" xml:id="id20" draw:id="id20" draw:layer="layout" svg:width="0.434cm" svg:height="0.434cm" draw:transform="rotate (-1.5707963267949) translate (14.502cm 22.996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1" draw:text-style-name="P2" draw:layer="layout" svg:x1="14.902cm" svg:y1="23.215cm" svg:x2="15.226cm" svg:y2="22.263cm" draw:start-shape="id21" draw:start-glue-point="6" draw:end-shape="id13" draw:end-glue-point="2" svg:d="M14902 23215h324v-952" svg:viewBox="0 0 325 953">
          <text:p/>
        </draw:connector>
        <draw:circle draw:style-name="gr17" draw:text-style-name="P8" draw:layer="layout" svg:width="0.364cm" svg:height="0.364cm" svg:x="3.944cm" svg:y="23.041cm">
          <text:p/>
        </draw:circle>
        <draw:connector draw:style-name="gr25" draw:text-style-name="P2" draw:layer="layout" draw:line-skew="0.265cm" svg:x1="11.765cm" svg:y1="22.377cm" svg:x2="10.557cm" svg:y2="22.431cm" draw:start-shape="id22" draw:start-glue-point="6" draw:end-shape="id16" draw:end-glue-point="6" svg:d="M11765 22377h-339v54h-869" svg:viewBox="0 0 1209 55">
          <text:p/>
        </draw:connector>
        <draw:connector draw:style-name="gr25" draw:text-style-name="P2" draw:layer="layout" draw:line-skew="-0.095cm" svg:x1="14.068cm" svg:y1="23.213cm" svg:x2="12.599cm" svg:y2="22.379cm" draw:start-shape="id20" draw:start-glue-point="6" draw:end-shape="id23" draw:end-glue-point="6" svg:d="M14068 23213h-829v-834h-640" svg:viewBox="0 0 1470 835">
          <text:p/>
        </draw:connector>
        <draw:circle draw:style-name="gr17" draw:text-style-name="P8" draw:layer="layout" svg:width="0.364cm" svg:height="0.364cm" svg:x="10.543cm" svg:y="19.763cm">
          <text:p/>
        </draw:circle>
        <draw:frame draw:style-name="gr23" draw:text-style-name="P6" xml:id="id24" draw:id="id24" draw:layer="layout" svg:width="1.451cm" svg:height="1.091cm" svg:x="13.846cm" svg:y="24.363cm">
          <draw:text-box>
            <text:p><text:span text:style-name="T1">XV</text:span></text:p>
          </draw:text-box>
        </draw:frame>
        <draw:connector draw:style-name="gr8" draw:text-style-name="P2" draw:layer="layout" draw:type="line" svg:x1="14.571cm" svg:y1="24.363cm" svg:x2="14.285cm" svg:y2="23.322cm" draw:start-shape="id24" draw:start-glue-point="0" draw:end-shape="id20" draw:end-glue-point="7" svg:d="M14571 24363l-286-1041" svg:viewBox="0 0 287 1042">
          <text:p/>
        </draw:connector>
        <draw:connector draw:style-name="gr8" draw:text-style-name="P2" draw:layer="layout" draw:type="line" svg:x1="12.799cm" svg:y1="21.464cm" svg:x2="12.382cm" svg:y2="22.27cm" draw:start-shape="id25" draw:start-glue-point="2" draw:end-shape="id23" draw:end-glue-point="7" svg:d="M12799 21464l-417 806" svg:viewBox="0 0 418 807">
          <text:p/>
        </draw:connector>
        <draw:circle draw:style-name="gr17" draw:text-style-name="P8" draw:layer="layout" svg:width="0.364cm" svg:height="0.364cm" svg:x="13.043cm" svg:y="23.063cm">
          <text:p/>
        </draw:circle>
        <draw:circle draw:style-name="gr17" draw:text-style-name="P8" draw:layer="layout" svg:width="0.364cm" svg:height="0.364cm" svg:x="11.243cm" svg:y="22.263cm">
          <text:p/>
        </draw:circle>
        <draw:frame draw:style-name="gr24" draw:text-style-name="P6" draw:layer="layout" svg:width="1.891cm" svg:height="0.963cm" svg:x="12.678cm" svg:y="23.263cm">
          <draw:text-box>
            <text:p><text:span text:style-name="T1">4</text:span></text:p>
          </draw:text-box>
        </draw:frame>
        <draw:frame draw:style-name="gr24" draw:text-style-name="P6" draw:layer="layout" svg:width="1.891cm" svg:height="0.963cm" svg:x="11.019cm" svg:y="21.3cm">
          <draw:text-box>
            <text:p><text:span text:style-name="T1">5</text:span></text:p>
          </draw:text-box>
        </draw:frame>
        <draw:frame draw:style-name="gr24" draw:text-style-name="P6" draw:layer="layout" svg:width="1.891cm" svg:height="0.963cm" svg:x="10.726cm" svg:y="19.435cm">
          <draw:text-box>
            <text:p><text:span text:style-name="T1">6</text:span></text:p>
          </draw:text-box>
        </draw:frame>
        <draw:circle draw:style-name="gr17" draw:text-style-name="P8" draw:layer="layout" svg:width="0.364cm" svg:height="0.364cm" svg:x="15.043cm" svg:y="23.015cm">
          <text:p/>
        </draw:circle>
        <draw:custom-shape draw:style-name="gr18" draw:text-style-name="P9" xml:id="id23" draw:id="id23" draw:layer="layout" svg:width="0.434cm" svg:height="0.434cm" draw:transform="rotate (1.5707963267949) translate (12.165cm 22.596cm)">
          <text:p/>
          <draw:enhanced-geometry svg:viewBox="0 0 21600 21600" draw:glue-points="10800 0 5400 10800 10800 21600 16200 10800" draw:text-areas="5400 10800 16200 21600" draw:mirror-horizontal="false" draw:mirror-vertical="false" draw:type="flowchart-extract" draw:enhanced-path="M 10800 0 L 21600 21600 0 21600 10800 0 Z N"/>
        </draw:custom-shape>
        <draw:custom-shape draw:style-name="gr18" draw:text-style-name="P9" xml:id="id22" draw:id="id22" draw:layer="layout" svg:width="0.434cm" svg:height="0.434cm" draw:transform="rotate (-1.5707963267949) translate (12.199cm 22.16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8" draw:text-style-name="P2" draw:layer="layout" draw:type="line" svg:x1="5.434cm" svg:y1="9.957cm" svg:x2="4.907cm" svg:y2="10.551cm" draw:end-shape="id9" draw:end-glue-point="4" svg:d="M5434 9957l-527 594" svg:viewBox="0 0 528 595">
          <text:p/>
        </draw:connector>
        <draw:frame draw:style-name="gr9" draw:text-style-name="P6" draw:layer="layout" svg:width="4.272cm" svg:height="3.095cm" svg:x="2.024cm" svg:y="24.396cm">
          <draw:text-box>
            <text:p><text:span text:style-name="T1">Indoor Coil</text:span></text:p>
            <text:p><text:span text:style-name="T1">(Condenser)</text:span></text:p>
          </draw:text-box>
        </draw:frame>
        <draw:connector draw:style-name="gr8" draw:text-style-name="P2" draw:layer="layout" draw:type="line" svg:x1="2.617cm" svg:y1="24.41cm" svg:x2="3.544cm" svg:y2="22.423cm" svg:d="M2617 24410l927-1987" svg:viewBox="0 0 928 1988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1" xml:id="id26" draw:id="id26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7" draw:text-style-name="P12" xml:id="id28" draw:id="id28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30" draw:id="id30" draw:layer="layout" svg:width="1.176cm" svg:height="3.584cm" svg:x="3.914cm" svg:y="5.9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3.431cm" svg:y1="5.917cm" svg:x2="13.122cm" svg:y2="4.371cm" draw:start-shape="id26" draw:start-glue-point="0" draw:end-shape="id27" draw:end-glue-point="1" svg:d="M13431 5917v-1546h-309" svg:viewBox="0 0 310 1547">
          <text:p/>
        </draw:connector>
        <draw:connector draw:style-name="gr20" draw:text-style-name="P2" draw:layer="measurelines" draw:type="line" svg:x1="10.861cm" svg:y1="5.917cm" svg:x2="10.861cm" svg:y2="9.501cm" draw:start-shape="id28" draw:start-glue-point="4" draw:end-shape="id28" draw:end-glue-point="6" svg:d="M10861 5917v3584" svg:viewBox="0 0 1 3585">
          <text:p/>
        </draw:connector>
        <draw:circle draw:style-name="gr3" draw:text-style-name="P3" xml:id="id29" draw:id="id29" draw:layer="measurelines" svg:width="1.394cm" svg:height="1.394cm" svg:x="7.97cm" svg:y="3.674cm">
          <text:p/>
        </draw:circle>
        <draw:connector draw:style-name="gr2" draw:text-style-name="P2" draw:layer="measurelines" svg:x1="10.009cm" svg:y1="5.917cm" svg:x2="9.364cm" svg:y2="4.371cm" draw:start-shape="id28" draw:start-glue-point="5" draw:end-shape="id29" draw:end-glue-point="1" svg:d="M10009 5917v-1546h-645" svg:viewBox="0 0 646 1547">
          <text:p/>
        </draw:connector>
        <draw:connector draw:style-name="gr2" draw:text-style-name="P2" draw:layer="measurelines" svg:x1="7.97cm" svg:y1="4.371cm" svg:x2="4.502cm" svg:y2="5.917cm" draw:start-shape="id29" draw:start-glue-point="3" draw:end-shape="id30" draw:end-glue-point="0" svg:d="M7970 4371h-3468v1546" svg:viewBox="0 0 3469 1547">
          <text:p/>
        </draw:connector>
        <draw:connector draw:style-name="gr2" draw:text-style-name="P2" draw:layer="measurelines" draw:line-skew="0.312cm" svg:x1="4.502cm" svg:y1="9.501cm" svg:x2="10.01cm" svg:y2="9.501cm" draw:start-shape="id30" draw:end-shape="id28" draw:end-glue-point="7" svg:d="M4502 9501v863h5508v-863" svg:viewBox="0 0 5509 864">
          <text:p/>
        </draw:connector>
        <draw:connector draw:style-name="gr20" draw:text-style-name="P2" draw:layer="measurelines" draw:type="line" svg:x1="10.009cm" svg:y1="5.917cm" svg:x2="10.01cm" svg:y2="9.501cm" draw:start-shape="id28" draw:start-glue-point="5" draw:end-shape="id28" draw:end-glue-point="7" svg:d="M10009 5917l1 3584" svg:viewBox="0 0 2 3585">
          <text:p/>
        </draw:connector>
        <draw:circle draw:style-name="gr3" draw:text-style-name="P3" xml:id="id27" draw:id="id27" draw:layer="measurelines" svg:width="1.394cm" svg:height="1.394cm" svg:x="11.728cm" svg:y="3.674cm">
          <text:p/>
        </draw:circle>
        <draw:custom-shape draw:style-name="gr28" draw:text-style-name="P9" xml:id="id31" draw:id="id31" draw:layer="measurelines" svg:width="0.434cm" svg:height="0.434cm" draw:transform="rotate (1.5707963267949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9" xml:id="id46" draw:id="id46" draw:layer="measurelines" svg:width="0.434cm" svg:height="0.434cm" draw:transform="rotate (-1.570796326794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2" draw:layer="measurelines" svg:x1="12.173cm" svg:y1="10.353cm" svg:x2="13.431cm" svg:y2="9.501cm" draw:start-shape="id31" draw:start-glue-point="6" draw:end-shape="id26" draw:end-glue-point="2" svg:d="M12173 10353h1258v-852" svg:viewBox="0 0 1259 853">
          <text:p/>
        </draw:connector>
        <draw:connector draw:style-name="gr2" draw:text-style-name="P2" draw:layer="measurelines" svg:x1="11.728cm" svg:y1="4.371cm" svg:x2="10.861cm" svg:y2="5.917cm" draw:start-shape="id27" draw:start-glue-point="3" draw:end-shape="id28" draw:end-glue-point="4" svg:d="M11728 4371h-867v1546" svg:viewBox="0 0 868 1547">
          <text:p/>
        </draw:connector>
        <draw:rect draw:style-name="gr4" draw:text-style-name="P4" draw:layer="measurelines" svg:width="9.361cm" svg:height="7.883cm" svg:x="6.389cm" svg:y="3.323cm">
          <text:p/>
        </draw:rect>
        <draw:g>
          <draw:custom-shape draw:style-name="gr29" draw:text-style-name="P5" draw:layer="measurelines" svg:width="0.388cm" svg:height="1.706cm" draw:transform="rotate (-3.14159265358979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draw:transform="rotate (-3.14159265358979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5.146cm" svg:y1="7.626cm" svg:x2="14.403cm" svg:y2="7.624cm">
            <text:p/>
          </draw:line>
        </draw:g>
        <draw:g>
          <draw:custom-shape draw:style-name="gr29" draw:text-style-name="P5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7.673cm" svg:x2="3.473cm" svg:y2="7.675cm">
            <text:p/>
          </draw:line>
        </draw:g>
        <draw:frame draw:style-name="gr7" draw:text-style-name="P6" xml:id="id32" draw:id="id32" draw:layer="measurelines" svg:width="4.537cm" svg:height="0.963cm" svg:x="12.926cm" svg:y="2.026cm">
          <draw:text-box>
            <text:p><text:span text:style-name="T1">Compressor</text:span></text:p>
          </draw:text-box>
        </draw:frame>
        <draw:connector draw:style-name="gr8" draw:text-style-name="P2" draw:layer="measurelines" draw:type="line" svg:x1="12.926cm" svg:y1="2.507cm" svg:x2="12.212cm" svg:y2="3.598cm" draw:start-shape="id32" draw:start-glue-point="3" svg:d="M12926 2507l-714 1091" svg:viewBox="0 0 715 1092">
          <text:p/>
        </draw:connector>
        <draw:frame draw:style-name="gr7" draw:text-style-name="P14" xml:id="id33" draw:id="id33" draw:layer="measurelines" svg:width="2.331cm" svg:height="0.963cm" svg:x="9.014cm" svg:y="1.845cm">
          <draw:text-box>
            <text:p text:style-name="P13"><text:span text:style-name="T1">Pump</text:span></text:p>
          </draw:text-box>
        </draw:frame>
        <draw:connector draw:style-name="gr8" draw:text-style-name="P2" draw:layer="measurelines" draw:type="line" svg:x1="10.179cm" svg:y1="2.808cm" svg:x2="8.667cm" svg:y2="3.674cm" draw:start-shape="id33" draw:start-glue-point="2" draw:end-shape="id29" draw:end-glue-point="0" svg:d="M10179 2808l-1512 866" svg:viewBox="0 0 1513 867">
          <text:p/>
        </draw:connector>
        <draw:frame draw:style-name="gr10" draw:text-style-name="P6" draw:layer="measurelines" svg:width="4.238cm" svg:height="2.001cm" svg:x="2.418cm" svg:y="11.787cm">
          <draw:text-box>
            <text:p><text:span text:style-name="T1">Indoor Coil</text:span></text:p>
          </draw:text-box>
        </draw:frame>
        <draw:frame draw:style-name="gr10" draw:text-style-name="P6" xml:id="id34" draw:id="id34" draw:layer="measurelines" svg:width="4.238cm" svg:height="2.001cm" svg:x="15.285cm" svg:y="11.654cm">
          <draw:text-box>
            <text:p><text:span text:style-name="T1">Outdoor Coil</text:span></text:p>
            <text:p><text:span text:style-name="T1">(Condenser) </text:span></text:p>
          </draw:text-box>
        </draw:frame>
        <draw:connector draw:style-name="gr8" draw:text-style-name="P2" draw:layer="measurelines" draw:type="line" svg:x1="15.285cm" svg:y1="12.654cm" svg:x2="14.139cm" svg:y2="9.645cm" draw:start-shape="id34" draw:start-glue-point="3" svg:d="M15285 12654l-1146-3009" svg:viewBox="0 0 1147 3010">
          <text:p/>
        </draw:connector>
        <draw:connector draw:style-name="gr8" draw:text-style-name="P2" draw:layer="measurelines" draw:type="line" svg:x1="3.302cm" svg:y1="11.679cm" svg:x2="4.153cm" svg:y2="9.805cm" svg:d="M3302 11679l851-1874" svg:viewBox="0 0 852 1875">
          <text:p/>
        </draw:connector>
        <draw:frame draw:style-name="gr10" draw:text-style-name="P6" xml:id="id35" draw:id="id35" draw:layer="measurelines" svg:width="4.238cm" svg:height="2.001cm" svg:x="10.758cm" svg:y="11.948cm">
          <draw:text-box>
            <text:p><text:span text:style-name="T1">Internal</text:span></text:p>
            <text:p><text:span text:style-name="T1">HX</text:span></text:p>
          </draw:text-box>
        </draw:frame>
        <draw:connector draw:style-name="gr8" draw:text-style-name="P2" draw:layer="measurelines" draw:type="line" svg:x1="10.758cm" svg:y1="12.948cm" svg:x2="10.437cm" svg:y2="9.854cm" draw:start-shape="id35" draw:start-glue-point="3" svg:d="M10758 12948l-321-3094" svg:viewBox="0 0 322 3095">
          <text:p/>
        </draw:connector>
        <draw:frame draw:style-name="gr12" draw:text-style-name="P7" draw:layer="measurelines" svg:width="4.025cm" svg:height="1.675cm" draw:transform="rotate (1.5707963267949) translate (15.86cm 8.6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rect draw:style-name="gr1" draw:text-style-name="P1" xml:id="id36" draw:id="id36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38" draw:id="id38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3.432cm" svg:y1="19.117cm" svg:x2="12.323cm" svg:y2="17.571cm" draw:start-shape="id36" draw:start-glue-point="0" draw:end-shape="id37" draw:end-glue-point="1" svg:d="M13432 19117v-1546h-1109" svg:viewBox="0 0 1110 1547">
          <text:p/>
        </draw:connector>
        <draw:connector draw:style-name="gr20" draw:text-style-name="P2" draw:layer="layout" draw:type="line" svg:x1="10.162cm" svg:y1="19.117cm" svg:x2="10.162cm" svg:y2="22.701cm" svg:d="M10162 19117v3584" svg:viewBox="0 0 1 3585">
          <text:p/>
        </draw:connector>
        <draw:connector draw:style-name="gr2" draw:text-style-name="P2" draw:layer="layout" svg:x1="10.929cm" svg:y1="17.571cm" svg:x2="4.503cm" svg:y2="18.717cm" draw:start-shape="id37" draw:start-glue-point="3" draw:end-shape="id38" draw:end-glue-point="0" svg:d="M10929 17571h-6426v1146" svg:viewBox="0 0 6427 1147">
          <text:p/>
        </draw:connector>
        <draw:circle draw:style-name="gr3" draw:text-style-name="P3" xml:id="id37" draw:id="id37" draw:layer="layout" svg:width="1.394cm" svg:height="1.394cm" svg:x="10.929cm" svg:y="16.874cm">
          <text:p/>
        </draw:circle>
        <draw:custom-shape draw:style-name="gr28" draw:text-style-name="P9" xml:id="id42" draw:id="id42" draw:layer="layout" svg:width="0.434cm" svg:height="0.434cm" draw:transform="rotate (1.5707963267949) translate (5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9" xml:id="id43" draw:id="id43" draw:layer="layout" svg:width="0.434cm" svg:height="0.434cm" draw:transform="rotate (-1.5707963267949) translate (5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4" draw:text-style-name="P4" draw:layer="layout" svg:width="9.361cm" svg:height="7.68cm" svg:x="6.39cm" svg:y="16.523cm">
          <text:p/>
        </draw:rect>
        <draw:g>
          <draw:custom-shape draw:style-name="gr29" draw:text-style-name="P5" draw:layer="layout" svg:width="0.388cm" svg:height="1.706cm" draw:transform="rotate (-3.14159265358979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389cm" svg:height="1.706cm" draw:transform="rotate (-3.14159265358979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5.147cm" svg:y1="20.826cm" svg:x2="14.404cm" svg:y2="20.824cm">
            <text:p/>
          </draw:line>
        </draw:g>
        <draw:g>
          <draw:custom-shape draw:style-name="gr29" draw:text-style-name="P5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473cm" svg:x2="3.474cm" svg:y2="20.475cm">
            <text:p/>
          </draw:line>
        </draw:g>
        <draw:frame draw:style-name="gr7" draw:text-style-name="P6" xml:id="id39" draw:id="id39" draw:layer="layout" svg:width="4.537cm" svg:height="0.963cm" svg:x="12.527cm" svg:y="15.226cm">
          <draw:text-box>
            <text:p><text:span text:style-name="T1">Compressor</text:span></text:p>
          </draw:text-box>
        </draw:frame>
        <draw:connector draw:style-name="gr8" draw:text-style-name="P2" draw:layer="layout" draw:type="line" svg:x1="12.527cm" svg:y1="15.707cm" svg:x2="11.813cm" svg:y2="16.798cm" draw:start-shape="id39" draw:start-glue-point="3" svg:d="M12527 15707l-714 1091" svg:viewBox="0 0 715 1092">
          <text:p/>
        </draw:connector>
        <draw:frame draw:style-name="gr12" draw:text-style-name="P6" xml:id="id41" draw:id="id41" draw:layer="layout" svg:width="4.398cm" svg:height="1.675cm" svg:x="2.431cm" svg:y="24.84cm">
          <draw:text-box>
            <text:p><text:span text:style-name="T1">Indoor Coil</text:span></text:p>
            <text:p><text:span text:style-name="T1">(Evaporator)</text:span></text:p>
          </draw:text-box>
        </draw:frame>
        <draw:frame draw:style-name="gr12" draw:text-style-name="P6" xml:id="id40" draw:id="id40" draw:layer="layout" svg:width="4.238cm" svg:height="1.675cm" svg:x="15.214cm" svg:y="24.654cm">
          <draw:text-box>
            <text:p><text:span text:style-name="T1">Outdoor Coil</text:span></text:p>
            <text:p><text:span text:style-name="T1">(Condenser)</text:span></text:p>
          </draw:text-box>
        </draw:frame>
        <draw:connector draw:style-name="gr8" draw:text-style-name="P2" draw:layer="layout" draw:type="line" svg:x1="15.214cm" svg:y1="25.491cm" svg:x2="14.14cm" svg:y2="22.845cm" draw:start-shape="id40" draw:start-glue-point="3" svg:d="M15214 25491l-1074-2646" svg:viewBox="0 0 1075 2647">
          <text:p/>
        </draw:connector>
        <draw:connector draw:style-name="gr8" draw:text-style-name="P2" draw:layer="layout" draw:type="line" svg:x1="4.63cm" svg:y1="24.84cm" svg:x2="4.088cm" svg:y2="22.59cm" draw:start-shape="id41" draw:start-glue-point="0" svg:d="M4630 24840l-542-2250" svg:viewBox="0 0 543 2251">
          <text:p/>
        </draw:connector>
        <draw:frame draw:style-name="gr12" draw:text-style-name="P7" draw:layer="layout" svg:width="4.102cm" svg:height="1.675cm" draw:transform="rotate (1.5707963267949) translate (15.861cm 22.2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connector draw:style-name="gr21" draw:text-style-name="P2" draw:layer="layout" svg:x1="13.432cm" svg:y1="22.701cm" svg:x2="6.006cm" svg:y2="23.553cm" draw:start-shape="id36" draw:start-glue-point="2" draw:end-shape="id42" draw:end-glue-point="6" svg:d="M13432 22701v852h-7426" svg:viewBox="0 0 7427 853">
          <text:p/>
        </draw:connector>
        <draw:line draw:style-name="gr13" draw:text-style-name="P2" draw:layer="layout" svg:x1="8.137cm" svg:y1="3.94cm" svg:x2="9.393cm" svg:y2="4.399cm">
          <text:p/>
        </draw:line>
        <draw:line draw:style-name="gr13" draw:text-style-name="P2" draw:layer="layout" svg:x1="8.203cm" svg:y1="4.795cm" svg:x2="9.294cm" svg:y2="4.399cm">
          <text:p/>
        </draw:line>
        <draw:line draw:style-name="gr13" draw:text-style-name="P2" draw:layer="layout" svg:x1="11.908cm" svg:y1="3.926cm" svg:x2="13.044cm" svg:y2="4.096cm">
          <text:p/>
        </draw:line>
        <draw:line draw:style-name="gr13" draw:text-style-name="P2" draw:layer="layout" svg:x1="11.902cm" svg:y1="4.848cm" svg:x2="13.07cm" svg:y2="4.64cm">
          <text:p/>
        </draw:line>
        <draw:connector draw:style-name="gr21" draw:text-style-name="P2" draw:layer="layout" svg:x1="5.172cm" svg:y1="23.551cm" svg:x2="4.84cm" svg:y2="22.301cm" draw:start-shape="id43" draw:start-glue-point="6" draw:end-shape="id38" draw:end-glue-point="5" svg:d="M5172 23551h-332v-1250" svg:viewBox="0 0 333 1251">
          <text:p/>
        </draw:connector>
        <draw:frame draw:style-name="gr30" draw:text-style-name="P6" xml:id="id44" draw:id="id44" draw:layer="layout" svg:width="1.932cm" svg:height="1.131cm" svg:x="6.827cm" svg:y="25.111cm">
          <draw:text-box>
            <text:p><text:span text:style-name="T1">XV</text:span></text:p>
          </draw:text-box>
        </draw:frame>
        <draw:connector draw:style-name="gr8" draw:text-style-name="P2" draw:layer="layout" draw:type="line" svg:x1="6.827cm" svg:y1="25.676cm" svg:x2="5.789cm" svg:y2="23.77cm" draw:start-shape="id44" draw:start-glue-point="3" draw:end-shape="id42" draw:end-glue-point="3" svg:d="M6827 25676l-1038-1906" svg:viewBox="0 0 1039 1907">
          <text:p/>
        </draw:connector>
        <draw:frame draw:style-name="gr30" draw:text-style-name="P6" xml:id="id45" draw:id="id45" draw:layer="layout" svg:width="1.932cm" svg:height="1.131cm" svg:x="12.756cm" svg:y="11.223cm">
          <draw:text-box>
            <text:p><text:span text:style-name="T1">XV</text:span></text:p>
          </draw:text-box>
        </draw:frame>
        <draw:connector draw:style-name="gr8" draw:text-style-name="P2" draw:layer="layout" draw:type="line" svg:x1="12.756cm" svg:y1="11.788cm" svg:x2="11.956cm" svg:y2="10.462cm" draw:start-shape="id45" draw:start-glue-point="3" draw:end-shape="id31" draw:end-glue-point="5" svg:d="M12756 11788l-800-1326" svg:viewBox="0 0 801 1327">
          <text:p/>
        </draw:connector>
        <draw:line draw:style-name="gr13" draw:text-style-name="P2" draw:layer="layout" svg:x1="11.245cm" svg:y1="17.025cm" svg:x2="12.309cm" svg:y2="17.37cm">
          <text:p/>
        </draw:line>
        <draw:line draw:style-name="gr13" draw:text-style-name="P2" draw:layer="layout" svg:x1="11.13cm" svg:y1="18.118cm" svg:x2="12.244cm" svg:y2="17.836cm">
          <text:p/>
        </draw:line>
        <draw:rect draw:style-name="gr15" draw:text-style-name="P4" draw:layer="layout" svg:width="17.267cm" svg:height="12.254cm" svg:x="2.089cm" svg:y="1.402cm">
          <text:p/>
        </draw:rect>
        <draw:rect draw:style-name="gr15" draw:text-style-name="P4" draw:layer="layout" svg:width="17.267cm" svg:height="12.254cm" svg:x="2.09cm" svg:y="14.202cm">
          <text:p/>
        </draw:rect>
        <draw:connector draw:style-name="gr21" draw:text-style-name="P2" draw:layer="layout" svg:x1="11.339cm" svg:y1="10.351cm" svg:x2="10.861cm" svg:y2="9.501cm" draw:start-shape="id46" draw:start-glue-point="6" draw:end-shape="id28" draw:end-glue-point="6" svg:d="M11339 10351h-478v-850" svg:viewBox="0 0 479 851">
          <text:p/>
        </draw:connector>
        <draw:frame draw:style-name="gr12" draw:text-style-name="P6" draw:layer="layout" svg:width="1.997cm" svg:height="1.675cm" svg:x="-1.556cm" svg:y="3.373cm">
          <draw:text-box>
            <text:p><text:span text:style-name="T1">100 dpi</text:span></text:p>
          </draw:text-box>
        </draw:frame>
        <draw:frame draw:style-name="gr12" draw:text-style-name="P6" draw:layer="layout" svg:width="1.997cm" svg:height="1.675cm" svg:x="-1.633cm" svg:y="14.476cm">
          <draw:text-box>
            <text:p><text:span text:style-name="T1">100 dpi</text:span></text:p>
          </draw:text-box>
        </draw:frame>
        <draw:frame draw:style-name="gr16" draw:text-style-name="P6" draw:layer="layout" svg:width="0.853cm" svg:height="0.963cm" svg:x="13.438cm" svg:y="3.943cm">
          <draw:text-box>
            <text:p><text:span text:style-name="T1">2</text:span></text:p>
          </draw:text-box>
        </draw:frame>
        <draw:circle draw:style-name="gr17" draw:text-style-name="P8" draw:layer="layout" svg:width="0.364cm" svg:height="0.364cm" svg:x="13.248cm" svg:y="4.201cm">
          <text:p/>
        </draw:circle>
        <draw:circle draw:style-name="gr17" draw:text-style-name="P8" draw:layer="layout" svg:width="0.364cm" svg:height="0.364cm" svg:x="13.248cm" svg:y="10.153cm">
          <text:p/>
        </draw:circle>
        <draw:frame draw:style-name="gr16" draw:text-style-name="P6" draw:layer="layout" svg:width="0.853cm" svg:height="0.963cm" svg:x="13.439cm" svg:y="9.844cm">
          <draw:text-box>
            <text:p><text:span text:style-name="T1">3</text:span></text:p>
          </draw:text-box>
        </draw:frame>
        <draw:frame draw:style-name="gr16" draw:text-style-name="P6" draw:layer="layout" svg:width="0.853cm" svg:height="0.963cm" svg:x="13.438cm" svg:y="17.121cm">
          <draw:text-box>
            <text:p><text:span text:style-name="T1">2</text:span></text:p>
          </draw:text-box>
        </draw:frame>
        <draw:circle draw:style-name="gr17" draw:text-style-name="P8" draw:layer="layout" svg:width="0.364cm" svg:height="0.364cm" svg:x="13.248cm" svg:y="17.379cm">
          <text:p/>
        </draw:circle>
        <draw:frame draw:style-name="gr16" draw:text-style-name="P6" draw:layer="layout" svg:width="0.853cm" svg:height="0.963cm" svg:x="13.439cm" svg:y="23.022cm">
          <draw:text-box>
            <text:p><text:span text:style-name="T1">3</text:span></text:p>
          </draw:text-box>
        </draw:frame>
        <draw:circle draw:style-name="gr17" draw:text-style-name="P8" draw:layer="layout" svg:width="0.364cm" svg:height="0.364cm" svg:x="13.248cm" svg:y="23.353cm">
          <text:p/>
        </draw:circle>
        <draw:circle draw:style-name="gr17" draw:text-style-name="P8" draw:layer="layout" svg:width="0.364cm" svg:height="0.364cm" svg:x="10.696cm" svg:y="4.201cm">
          <text:p/>
        </draw:circle>
        <draw:circle draw:style-name="gr17" draw:text-style-name="P8" draw:layer="layout" svg:width="0.364cm" svg:height="0.364cm" svg:x="4.322cm" svg:y="17.379cm">
          <text:p/>
        </draw:circle>
        <draw:circle draw:style-name="gr17" draw:text-style-name="P8" draw:layer="layout" svg:width="0.364cm" svg:height="0.364cm" svg:x="4.648cm" svg:y="23.379cm">
          <text:p/>
        </draw:circle>
        <draw:frame draw:style-name="gr16" draw:text-style-name="P6" draw:layer="layout" svg:width="0.853cm" svg:height="0.963cm" svg:x="4.412cm" svg:y="16.603cm">
          <draw:text-box>
            <text:p><text:span text:style-name="T1">1</text:span></text:p>
          </draw:text-box>
        </draw:frame>
        <draw:frame draw:style-name="gr16" draw:text-style-name="P6" draw:layer="layout" svg:width="0.853cm" svg:height="0.963cm" svg:x="4.464cm" svg:y="23.607cm">
          <draw:text-box>
            <text:p><text:span text:style-name="T1">4</text:span></text:p>
          </draw:text-box>
        </draw:frame>
        <draw:frame draw:style-name="gr16" draw:text-style-name="P6" draw:layer="layout" svg:width="0.853cm" svg:height="0.963cm" svg:x="10.248cm" svg:y="3.425cm">
          <draw:text-box>
            <text:p><text:span text:style-name="T1">1</text:span></text:p>
          </draw:text-box>
        </draw:frame>
        <draw:circle draw:style-name="gr17" draw:text-style-name="P8" draw:layer="layout" svg:width="0.364cm" svg:height="0.364cm" svg:x="10.722cm" svg:y="10.179cm">
          <text:p/>
        </draw:circle>
        <draw:frame draw:style-name="gr16" draw:text-style-name="P6" draw:layer="layout" svg:width="0.853cm" svg:height="0.963cm" svg:x="10.741cm" svg:y="10.322cm">
          <draw:text-box>
            <text:p><text:span text:style-name="T1">4</text:span></text:p>
          </draw:text-box>
        </draw:frame>
        <draw:line draw:style-name="gr31" draw:text-style-name="P2" draw:layer="layout" svg:x1="5.42cm" svg:y1="17.572cm" svg:x2="9.598cm" svg:y2="17.572cm">
          <text:p/>
        </draw:line>
        <draw:frame draw:style-name="gr7" draw:text-style-name="P6" draw:layer="layout" svg:width="4.411cm" svg:height="0.963cm" svg:x="6.48cm" svg:y="17.51cm">
          <draw:text-box>
            <text:p><text:span text:style-name="T1">Suction Line</text:span></text:p>
          </draw:text-box>
        </draw:frame>
        <draw:line draw:style-name="gr31" draw:text-style-name="P2" draw:layer="layout" svg:x1="8.22cm" svg:y1="23.562cm" svg:x2="12.398cm" svg:y2="23.562cm">
          <text:p/>
        </draw:line>
        <draw:frame draw:style-name="gr7" draw:text-style-name="P6" draw:layer="layout" svg:width="3.976cm" svg:height="0.963cm" svg:x="8.352cm" svg:y="22.611cm">
          <draw:text-box>
            <text:p><text:span text:style-name="T1">Liquid Line</text:span></text:p>
          </draw:text-box>
        </draw:frame>
        <draw:line draw:style-name="gr6" draw:text-style-name="P2" draw:layer="layout" svg:x1="4.661cm" svg:y1="4.382cm" svg:x2="6.185cm" svg:y2="4.379cm">
          <text:p/>
        </draw:line>
        <draw:line draw:style-name="gr6" draw:text-style-name="P2" draw:layer="layout" svg:x1="4.661cm" svg:y1="10.383cm" svg:x2="6.185cm" svg:y2="10.38cm">
          <text:p/>
        </draw:line>
        <draw:frame draw:style-name="gr32" draw:text-style-name="P14" draw:layer="layout" svg:width="2.646cm" svg:height="1.873cm" svg:x="3.595cm" svg:y="2.791cm">
          <draw:text-box>
            <text:p text:style-name="P13"><text:span text:style-name="T1">Return Line</text:span></text:p>
          </draw:text-box>
        </draw:frame>
        <draw:line draw:style-name="gr6" draw:text-style-name="P2" draw:layer="layout" svg:x1="4.661cm" svg:y1="4.383cm" svg:x2="6.185cm" svg:y2="4.38cm">
          <text:p/>
        </draw:line>
        <draw:frame draw:style-name="gr32" draw:text-style-name="P14" draw:layer="layout" svg:width="2.646cm" svg:height="1.873cm" svg:x="3.85cm" svg:y="10.364cm">
          <draw:text-box>
            <text:p text:style-name="P13"><text:span text:style-name="T1">Supply Line</text:span></text:p>
          </draw:text-box>
        </draw:frame>
        <draw:line draw:style-name="gr13" draw:text-style-name="P2" draw:layer="layout" svg:x1="8.203cm" svg:y1="4.795cm" svg:x2="8.203cm" svg:y2="3.969cm">
          <text:p/>
        </draw:line>
      </draw:page>
      <draw:page draw:name="page3" draw:style-name="dp1" draw:master-page-name="Default">
        <office:forms form:automatic-focus="false" form:apply-design-mode="false"/>
        <draw:rect draw:style-name="gr1" draw:text-style-name="P1" xml:id="id47" draw:id="id47" draw:layer="layout" svg:width="1.133cm" svg:height="3.584cm" svg:x="12.865cm" svg:y="5.917cm">
          <draw:glue-point draw:id="4" svg:x="-2.376cm" svg:y="-5cm" draw:escape-direction="vertical"/>
          <draw:glue-point draw:id="5" svg:x="-2.504cm" svg:y="5cm"/>
          <text:p/>
        </draw:rect>
        <draw:rect draw:style-name="gr27" draw:text-style-name="P12" xml:id="id49" draw:id="id49" draw:layer="layout" svg:width="1.537cm" svg:height="3.584cm" svg:x="9.667cm" svg:y="5.917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51" draw:id="id51" draw:layer="layout" svg:width="1.176cm" svg:height="3.584cm" svg:x="3.979cm" svg:y="5.984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5" draw:text-style-name="P2" draw:layer="layout" svg:x1="13.431cm" svg:y1="5.917cm" svg:x2="12.622cm" svg:y2="4.371cm" draw:start-shape="id47" draw:start-glue-point="0" draw:end-shape="id48" draw:end-glue-point="1" svg:d="M13431 5917v-1546h-809" svg:viewBox="0 0 810 1547">
          <text:p/>
        </draw:connector>
        <draw:connector draw:style-name="gr20" draw:text-style-name="P2" draw:layer="measurelines" draw:type="line" svg:x1="10.861cm" svg:y1="5.917cm" svg:x2="10.861cm" svg:y2="9.501cm" draw:start-shape="id49" draw:start-glue-point="4" draw:end-shape="id49" draw:end-glue-point="6" svg:d="M10861 5917v3584" svg:viewBox="0 0 1 3585">
          <text:p/>
        </draw:connector>
        <draw:circle draw:style-name="gr3" draw:text-style-name="P3" xml:id="id50" draw:id="id50" draw:layer="measurelines" svg:width="1.394cm" svg:height="1.394cm" svg:x="7.97cm" svg:y="3.674cm">
          <text:p/>
        </draw:circle>
        <draw:connector draw:style-name="gr25" draw:text-style-name="P2" draw:layer="measurelines" svg:x1="10.009cm" svg:y1="5.917cm" svg:x2="9.364cm" svg:y2="4.371cm" draw:start-shape="id49" draw:start-glue-point="5" draw:end-shape="id50" draw:end-glue-point="1" svg:d="M10009 5917v-1546h-645" svg:viewBox="0 0 646 1547">
          <text:p/>
        </draw:connector>
        <draw:connector draw:style-name="gr25" draw:text-style-name="P2" draw:layer="measurelines" svg:x1="7.97cm" svg:y1="4.371cm" svg:x2="4.567cm" svg:y2="5.984cm" draw:start-shape="id50" draw:start-glue-point="3" draw:end-shape="id51" draw:end-glue-point="0" svg:d="M7970 4371h-3403v1613" svg:viewBox="0 0 3404 1614">
          <text:p/>
        </draw:connector>
        <draw:connector draw:style-name="gr25" draw:text-style-name="P2" draw:layer="measurelines" draw:line-skew="0.312cm" svg:x1="4.567cm" svg:y1="9.568cm" svg:x2="10.01cm" svg:y2="9.501cm" draw:start-shape="id51" draw:end-shape="id49" draw:end-glue-point="7" svg:d="M4567 9568v863h5443v-930" svg:viewBox="0 0 5444 931">
          <text:p/>
        </draw:connector>
        <draw:connector draw:style-name="gr20" draw:text-style-name="P2" draw:layer="measurelines" draw:type="line" svg:x1="10.009cm" svg:y1="5.917cm" svg:x2="10.01cm" svg:y2="9.501cm" draw:start-shape="id49" draw:start-glue-point="5" draw:end-shape="id49" draw:end-glue-point="7" svg:d="M10009 5917l1 3584" svg:viewBox="0 0 2 3585">
          <text:p/>
        </draw:connector>
        <draw:circle draw:style-name="gr3" draw:text-style-name="P3" xml:id="id48" draw:id="id48" draw:layer="measurelines" svg:width="1.394cm" svg:height="1.394cm" svg:x="11.228cm" svg:y="3.674cm">
          <text:p/>
        </draw:circle>
        <draw:custom-shape draw:style-name="gr28" draw:text-style-name="P9" xml:id="id52" draw:id="id52" draw:layer="measurelines" svg:width="0.434cm" svg:height="0.434cm" draw:transform="rotate (1.5707963267949) translate (11.739cm 10.5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9" xml:id="id66" draw:id="id66" draw:layer="measurelines" svg:width="0.434cm" svg:height="0.434cm" draw:transform="rotate (-1.5707963267949) translate (11.773cm 10.1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25" draw:text-style-name="P2" draw:layer="measurelines" svg:x1="12.173cm" svg:y1="10.353cm" svg:x2="13.431cm" svg:y2="9.501cm" draw:start-shape="id52" draw:start-glue-point="6" draw:end-shape="id47" draw:end-glue-point="2" svg:d="M12173 10353h1258v-852" svg:viewBox="0 0 1259 853">
          <text:p/>
        </draw:connector>
        <draw:connector draw:style-name="gr25" draw:text-style-name="P2" draw:layer="measurelines" svg:x1="11.228cm" svg:y1="4.371cm" svg:x2="10.861cm" svg:y2="5.917cm" draw:start-shape="id48" draw:start-glue-point="3" draw:end-shape="id49" draw:end-glue-point="4" svg:d="M11228 4371h-367v1546" svg:viewBox="0 0 368 1547">
          <text:p/>
        </draw:connector>
        <draw:rect draw:style-name="gr4" draw:text-style-name="P4" draw:layer="measurelines" svg:width="9.361cm" svg:height="7.883cm" svg:x="6.389cm" svg:y="3.323cm">
          <text:p/>
        </draw:rect>
        <draw:g>
          <draw:custom-shape draw:style-name="gr29" draw:text-style-name="P5" draw:layer="measurelines" svg:width="0.388cm" svg:height="1.706cm" draw:transform="rotate (-3.14159265358979) translate (14.574cm 9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draw:transform="rotate (-3.14159265358979) translate (14.576cm 7.6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5.146cm" svg:y1="7.626cm" svg:x2="14.403cm" svg:y2="7.624cm">
            <text:p/>
          </draw:line>
        </draw:g>
        <draw:g>
          <draw:custom-shape draw:style-name="gr29" draw:text-style-name="P5" draw:layer="measurelines" svg:width="0.388cm" svg:height="1.706cm" svg:x="3.302cm" svg:y="5.9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svg:x="3.3cm" svg:y="7.6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7.673cm" svg:x2="3.473cm" svg:y2="7.675cm">
            <text:p/>
          </draw:line>
        </draw:g>
        <draw:frame draw:style-name="gr7" draw:text-style-name="P6" xml:id="id53" draw:id="id53" draw:layer="measurelines" svg:width="4.537cm" svg:height="0.963cm" svg:x="12.926cm" svg:y="2.026cm">
          <draw:text-box>
            <text:p><text:span text:style-name="T1">Compressor</text:span></text:p>
          </draw:text-box>
        </draw:frame>
        <draw:connector draw:style-name="gr8" draw:text-style-name="P2" draw:layer="measurelines" draw:type="line" svg:x1="12.926cm" svg:y1="2.507cm" svg:x2="12.212cm" svg:y2="3.598cm" draw:start-shape="id53" draw:start-glue-point="3" svg:d="M12926 2507l-714 1091" svg:viewBox="0 0 715 1092">
          <text:p/>
        </draw:connector>
        <draw:frame draw:style-name="gr7" draw:text-style-name="P14" xml:id="id54" draw:id="id54" draw:layer="measurelines" svg:width="2.331cm" svg:height="0.963cm" svg:x="6.976cm" svg:y="1.738cm">
          <draw:text-box>
            <text:p text:style-name="P13"><text:span text:style-name="T1">Pump</text:span></text:p>
          </draw:text-box>
        </draw:frame>
        <draw:connector draw:style-name="gr8" draw:text-style-name="P2" draw:layer="measurelines" draw:type="line" svg:x1="8.141cm" svg:y1="2.701cm" svg:x2="8.667cm" svg:y2="3.674cm" draw:start-shape="id54" draw:start-glue-point="2" draw:end-shape="id50" draw:end-glue-point="0" svg:d="M8141 2701l526 973" svg:viewBox="0 0 527 974">
          <text:p/>
        </draw:connector>
        <draw:frame draw:style-name="gr10" draw:text-style-name="P6" draw:layer="measurelines" svg:width="4.238cm" svg:height="2.001cm" svg:x="2.418cm" svg:y="11.787cm">
          <draw:text-box>
            <text:p><text:span text:style-name="T1">Indoor Coil</text:span></text:p>
          </draw:text-box>
        </draw:frame>
        <draw:frame draw:style-name="gr10" draw:text-style-name="P6" xml:id="id55" draw:id="id55" draw:layer="measurelines" svg:width="4.238cm" svg:height="2.001cm" svg:x="14.963cm" svg:y="11.618cm">
          <draw:text-box>
            <text:p><text:span text:style-name="T1">Outdoor Coil</text:span></text:p>
            <text:p><text:span text:style-name="T1">(Evaporator)</text:span></text:p>
          </draw:text-box>
        </draw:frame>
        <draw:connector draw:style-name="gr8" draw:text-style-name="P2" draw:layer="measurelines" draw:type="line" svg:x1="14.963cm" svg:y1="12.618cm" svg:x2="14.139cm" svg:y2="9.645cm" draw:start-shape="id55" draw:start-glue-point="3" svg:d="M14963 12618l-824-2973" svg:viewBox="0 0 825 2974">
          <text:p/>
        </draw:connector>
        <draw:connector draw:style-name="gr8" draw:text-style-name="P2" draw:layer="measurelines" draw:type="line" svg:x1="3.302cm" svg:y1="11.679cm" svg:x2="4.153cm" svg:y2="9.805cm" svg:d="M3302 11679l851-1874" svg:viewBox="0 0 852 1875">
          <text:p/>
        </draw:connector>
        <draw:frame draw:style-name="gr10" draw:text-style-name="P6" xml:id="id56" draw:id="id56" draw:layer="measurelines" svg:width="4.238cm" svg:height="2.001cm" svg:x="10.758cm" svg:y="11.948cm">
          <draw:text-box>
            <text:p><text:span text:style-name="T1">Internal</text:span></text:p>
            <text:p><text:span text:style-name="T1">HX</text:span></text:p>
          </draw:text-box>
        </draw:frame>
        <draw:connector draw:style-name="gr8" draw:text-style-name="P2" draw:layer="measurelines" draw:type="line" svg:x1="10.758cm" svg:y1="12.948cm" svg:x2="10.437cm" svg:y2="9.854cm" draw:start-shape="id56" draw:start-glue-point="3" svg:d="M10758 12948l-321-3094" svg:viewBox="0 0 322 3095">
          <text:p/>
        </draw:connector>
        <draw:frame draw:style-name="gr12" draw:text-style-name="P7" draw:layer="measurelines" svg:width="4.025cm" svg:height="1.675cm" draw:transform="rotate (1.5707963267949) translate (15.86cm 8.6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rect draw:style-name="gr1" draw:text-style-name="P1" xml:id="id57" draw:id="id57" draw:layer="layout" svg:width="1.133cm" svg:height="3.584cm" svg:x="12.866cm" svg:y="19.117cm">
          <draw:glue-point draw:id="4" svg:x="-2.376cm" svg:y="-5cm" draw:escape-direction="vertical"/>
          <draw:glue-point draw:id="5" svg:x="-2.504cm" svg:y="5cm"/>
          <text:p/>
        </draw:rect>
        <draw:rect draw:style-name="gr1" draw:text-style-name="P1" xml:id="id59" draw:id="id59" draw:layer="layout" svg:width="1.176cm" svg:height="3.584cm" svg:x="3.915cm" svg:y="18.7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5" draw:text-style-name="P2" draw:layer="layout" svg:x1="13.432cm" svg:y1="19.117cm" svg:x2="12.323cm" svg:y2="17.571cm" draw:start-shape="id57" draw:start-glue-point="0" draw:end-shape="id58" draw:end-glue-point="1" svg:d="M13432 19117v-1546h-1109" svg:viewBox="0 0 1110 1547">
          <text:p/>
        </draw:connector>
        <draw:connector draw:style-name="gr20" draw:text-style-name="P2" draw:layer="layout" draw:type="line" svg:x1="10.162cm" svg:y1="19.117cm" svg:x2="10.162cm" svg:y2="22.701cm" svg:d="M10162 19117v3584" svg:viewBox="0 0 1 3585">
          <text:p/>
        </draw:connector>
        <draw:connector draw:style-name="gr25" draw:text-style-name="P2" draw:layer="layout" svg:x1="10.929cm" svg:y1="17.571cm" svg:x2="4.503cm" svg:y2="18.717cm" draw:start-shape="id58" draw:start-glue-point="3" draw:end-shape="id59" draw:end-glue-point="0" svg:d="M10929 17571h-6426v1146" svg:viewBox="0 0 6427 1147">
          <text:p/>
        </draw:connector>
        <draw:circle draw:style-name="gr3" draw:text-style-name="P3" xml:id="id58" draw:id="id58" draw:layer="layout" svg:width="1.394cm" svg:height="1.394cm" svg:x="10.929cm" svg:y="16.874cm">
          <text:p/>
        </draw:circle>
        <draw:custom-shape draw:style-name="gr28" draw:text-style-name="P9" xml:id="id62" draw:id="id62" draw:layer="layout" svg:width="0.434cm" svg:height="0.434cm" draw:transform="rotate (1.5707963267949) translate (12.572cm 23.77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9" xml:id="id63" draw:id="id63" draw:layer="layout" svg:width="0.434cm" svg:height="0.434cm" draw:transform="rotate (-1.5707963267949) translate (12.606cm 23.334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rect draw:style-name="gr4" draw:text-style-name="P4" draw:layer="layout" svg:width="9.361cm" svg:height="7.68cm" svg:x="6.39cm" svg:y="16.523cm">
          <text:p/>
        </draw:rect>
        <draw:g>
          <draw:custom-shape draw:style-name="gr29" draw:text-style-name="P5" draw:layer="layout" svg:width="0.388cm" svg:height="1.706cm" draw:transform="rotate (-3.14159265358979) translate (14.575cm 22.5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389cm" svg:height="1.706cm" draw:transform="rotate (-3.14159265358979) translate (14.577cm 20.8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15.147cm" svg:y1="20.826cm" svg:x2="14.404cm" svg:y2="20.824cm">
            <text:p/>
          </draw:line>
        </draw:g>
        <draw:g>
          <draw:custom-shape draw:style-name="gr29" draw:text-style-name="P5" draw:layer="layout" svg:width="0.388cm" svg:height="1.706cm" svg:x="3.303cm" svg:y="18.7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389cm" svg:height="1.706cm" svg:x="3.301cm" svg:y="20.4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473cm" svg:x2="3.474cm" svg:y2="20.475cm">
            <text:p/>
          </draw:line>
        </draw:g>
        <draw:frame draw:style-name="gr7" draw:text-style-name="P6" xml:id="id60" draw:id="id60" draw:layer="layout" svg:width="4.537cm" svg:height="0.963cm" svg:x="12.527cm" svg:y="15.226cm">
          <draw:text-box>
            <text:p><text:span text:style-name="T1">Compressor</text:span></text:p>
          </draw:text-box>
        </draw:frame>
        <draw:connector draw:style-name="gr8" draw:text-style-name="P2" draw:layer="layout" draw:type="line" svg:x1="12.527cm" svg:y1="15.707cm" svg:x2="11.813cm" svg:y2="16.798cm" draw:start-shape="id60" draw:start-glue-point="3" svg:d="M12527 15707l-714 1091" svg:viewBox="0 0 715 1092">
          <text:p/>
        </draw:connector>
        <draw:frame draw:style-name="gr12" draw:text-style-name="P6" draw:layer="layout" svg:width="5.327cm" svg:height="1.675cm" svg:x="2.431cm" svg:y="24.84cm">
          <draw:text-box>
            <text:p><text:span text:style-name="T1">Indoor Coil (Condenser)</text:span></text:p>
          </draw:text-box>
        </draw:frame>
        <draw:frame draw:style-name="gr12" draw:text-style-name="P6" xml:id="id61" draw:id="id61" draw:layer="layout" svg:width="4.238cm" svg:height="1.675cm" svg:x="15.214cm" svg:y="24.654cm">
          <draw:text-box>
            <text:p><text:span text:style-name="T1">Outdoor Coil (Evaporator)</text:span></text:p>
          </draw:text-box>
        </draw:frame>
        <draw:connector draw:style-name="gr8" draw:text-style-name="P2" draw:layer="layout" draw:type="line" svg:x1="15.214cm" svg:y1="25.491cm" svg:x2="14.14cm" svg:y2="22.845cm" draw:start-shape="id61" draw:start-glue-point="3" svg:d="M15214 25491l-1074-2646" svg:viewBox="0 0 1075 2647">
          <text:p/>
        </draw:connector>
        <draw:connector draw:style-name="gr8" draw:text-style-name="P2" draw:layer="layout" draw:type="line" svg:x1="3.575cm" svg:y1="24.563cm" svg:x2="4.088cm" svg:y2="22.59cm" svg:d="M3575 24563l513-1973" svg:viewBox="0 0 514 1974">
          <text:p/>
        </draw:connector>
        <draw:frame draw:style-name="gr12" draw:text-style-name="P7" draw:layer="layout" svg:width="4.102cm" svg:height="1.675cm" draw:transform="rotate (1.5707963267949) translate (15.861cm 22.268cm)">
          <draw:text-box>
            <text:p text:style-name="P2"><text:span text:style-name="T1">Outdoor</text:span></text:p>
            <text:p text:style-name="P2"><text:span text:style-name="T1">Unit</text:span></text:p>
          </draw:text-box>
        </draw:frame>
        <draw:connector draw:style-name="gr33" draw:text-style-name="P2" draw:layer="layout" svg:x1="13.432cm" svg:y1="22.701cm" svg:x2="13.006cm" svg:y2="23.553cm" draw:start-shape="id57" draw:start-glue-point="2" draw:end-shape="id62" draw:end-glue-point="6" svg:d="M13432 22701v852h-426" svg:viewBox="0 0 427 853">
          <text:p/>
        </draw:connector>
        <draw:line draw:style-name="gr13" draw:text-style-name="P2" draw:layer="layout" svg:x1="11.354cm" svg:y1="4.107cm" svg:x2="12.44cm" svg:y2="3.91cm">
          <text:p/>
        </draw:line>
        <draw:line draw:style-name="gr13" draw:text-style-name="P2" draw:layer="layout" svg:x1="11.354cm" svg:y1="4.66cm" svg:x2="12.42cm" svg:y2="4.838cm">
          <text:p/>
        </draw:line>
        <draw:connector draw:style-name="gr34" draw:text-style-name="P2" draw:layer="layout" svg:x1="12.172cm" svg:y1="23.551cm" svg:x2="4.84cm" svg:y2="22.301cm" draw:start-shape="id63" draw:start-glue-point="6" draw:end-shape="id59" draw:end-glue-point="5" svg:d="M12172 23551h-7332v-1250" svg:viewBox="0 0 7333 1251">
          <text:p/>
        </draw:connector>
        <draw:frame draw:style-name="gr30" draw:text-style-name="P6" xml:id="id64" draw:id="id64" draw:layer="layout" svg:width="1.932cm" svg:height="1.131cm" svg:x="13.227cm" svg:y="25.111cm">
          <draw:text-box>
            <text:p><text:span text:style-name="T1">XV</text:span></text:p>
          </draw:text-box>
        </draw:frame>
        <draw:connector draw:style-name="gr8" draw:text-style-name="P2" draw:layer="layout" draw:type="line" svg:x1="13.227cm" svg:y1="25.676cm" svg:x2="12.789cm" svg:y2="23.77cm" draw:start-shape="id64" draw:start-glue-point="3" draw:end-shape="id62" draw:end-glue-point="3" svg:d="M13227 25676l-438-1906" svg:viewBox="0 0 439 1907">
          <text:p/>
        </draw:connector>
        <draw:frame draw:style-name="gr30" draw:text-style-name="P6" xml:id="id65" draw:id="id65" draw:layer="layout" svg:width="1.932cm" svg:height="1.131cm" svg:x="12.756cm" svg:y="11.223cm">
          <draw:text-box>
            <text:p><text:span text:style-name="T1">XV</text:span></text:p>
          </draw:text-box>
        </draw:frame>
        <draw:connector draw:style-name="gr8" draw:text-style-name="P2" draw:layer="layout" draw:type="line" svg:x1="12.756cm" svg:y1="11.788cm" svg:x2="11.956cm" svg:y2="10.462cm" draw:start-shape="id65" draw:start-glue-point="3" draw:end-shape="id52" draw:end-glue-point="5" svg:d="M12756 11788l-800-1326" svg:viewBox="0 0 801 1327">
          <text:p/>
        </draw:connector>
        <draw:line draw:style-name="gr13" draw:text-style-name="P2" draw:layer="layout" svg:x1="11.245cm" svg:y1="17.025cm" svg:x2="12.309cm" svg:y2="17.37cm">
          <text:p/>
        </draw:line>
        <draw:line draw:style-name="gr13" draw:text-style-name="P2" draw:layer="layout" svg:x1="11.13cm" svg:y1="18.118cm" svg:x2="12.244cm" svg:y2="17.836cm">
          <text:p/>
        </draw:line>
        <draw:rect draw:style-name="gr15" draw:text-style-name="P4" draw:layer="layout" svg:width="17.267cm" svg:height="12.254cm" svg:x="2.089cm" svg:y="1.402cm">
          <text:p/>
        </draw:rect>
        <draw:rect draw:style-name="gr15" draw:text-style-name="P4" draw:layer="layout" svg:width="17.267cm" svg:height="12.254cm" svg:x="2.09cm" svg:y="14.202cm">
          <text:p/>
        </draw:rect>
        <draw:connector draw:style-name="gr34" draw:text-style-name="P2" draw:layer="layout" svg:x1="11.339cm" svg:y1="10.351cm" svg:x2="10.861cm" svg:y2="9.501cm" draw:start-shape="id66" draw:start-glue-point="6" draw:end-shape="id49" draw:end-glue-point="6" svg:d="M11339 10351h-478v-850" svg:viewBox="0 0 479 851">
          <text:p/>
        </draw:connector>
        <draw:frame draw:style-name="gr12" draw:text-style-name="P6" draw:layer="layout" svg:width="1.997cm" svg:height="1.675cm" svg:x="-1.556cm" svg:y="3.373cm">
          <draw:text-box>
            <text:p><text:span text:style-name="T1">100 dpi</text:span></text:p>
          </draw:text-box>
        </draw:frame>
        <draw:frame draw:style-name="gr12" draw:text-style-name="P6" draw:layer="layout" svg:width="1.997cm" svg:height="1.675cm" svg:x="-1.633cm" svg:y="14.476cm">
          <draw:text-box>
            <text:p><text:span text:style-name="T1">100 dpi</text:span></text:p>
          </draw:text-box>
        </draw:frame>
        <draw:frame draw:style-name="gr16" draw:text-style-name="P6" draw:layer="layout" svg:width="0.853cm" svg:height="0.963cm" svg:x="13.438cm" svg:y="3.943cm">
          <draw:text-box>
            <text:p><text:span text:style-name="T1">1</text:span></text:p>
          </draw:text-box>
        </draw:frame>
        <draw:circle draw:style-name="gr17" draw:text-style-name="P8" draw:layer="layout" svg:width="0.364cm" svg:height="0.364cm" svg:x="13.248cm" svg:y="4.201cm">
          <text:p/>
        </draw:circle>
        <draw:circle draw:style-name="gr17" draw:text-style-name="P8" draw:layer="layout" svg:width="0.364cm" svg:height="0.364cm" svg:x="13.248cm" svg:y="10.153cm">
          <text:p/>
        </draw:circle>
        <draw:frame draw:style-name="gr16" draw:text-style-name="P6" draw:layer="layout" svg:width="0.853cm" svg:height="0.963cm" svg:x="13.439cm" svg:y="9.844cm">
          <draw:text-box>
            <text:p><text:span text:style-name="T1">4</text:span></text:p>
          </draw:text-box>
        </draw:frame>
        <draw:frame draw:style-name="gr16" draw:text-style-name="P6" draw:layer="layout" svg:width="0.853cm" svg:height="0.963cm" svg:x="13.438cm" svg:y="17.121cm">
          <draw:text-box>
            <text:p><text:span text:style-name="T1">1</text:span></text:p>
          </draw:text-box>
        </draw:frame>
        <draw:circle draw:style-name="gr17" draw:text-style-name="P8" draw:layer="layout" svg:width="0.364cm" svg:height="0.364cm" svg:x="13.248cm" svg:y="17.379cm">
          <text:p/>
        </draw:circle>
        <draw:frame draw:style-name="gr16" draw:text-style-name="P6" draw:layer="layout" svg:width="0.853cm" svg:height="0.963cm" svg:x="13.439cm" svg:y="23.022cm">
          <draw:text-box>
            <text:p><text:span text:style-name="T1">4</text:span></text:p>
          </draw:text-box>
        </draw:frame>
        <draw:circle draw:style-name="gr17" draw:text-style-name="P8" draw:layer="layout" svg:width="0.364cm" svg:height="0.364cm" svg:x="13.248cm" svg:y="23.353cm">
          <text:p/>
        </draw:circle>
        <draw:circle draw:style-name="gr17" draw:text-style-name="P8" draw:layer="layout" svg:width="0.364cm" svg:height="0.364cm" svg:x="10.696cm" svg:y="4.201cm">
          <text:p/>
        </draw:circle>
        <draw:circle draw:style-name="gr17" draw:text-style-name="P8" draw:layer="layout" svg:width="0.364cm" svg:height="0.364cm" svg:x="4.322cm" svg:y="17.379cm">
          <text:p/>
        </draw:circle>
        <draw:circle draw:style-name="gr17" draw:text-style-name="P8" draw:layer="layout" svg:width="0.364cm" svg:height="0.364cm" svg:x="4.648cm" svg:y="23.379cm">
          <text:p/>
        </draw:circle>
        <draw:frame draw:style-name="gr16" draw:text-style-name="P6" draw:layer="layout" svg:width="0.853cm" svg:height="0.963cm" svg:x="4.412cm" svg:y="16.603cm">
          <draw:text-box>
            <text:p><text:span text:style-name="T1">2</text:span></text:p>
          </draw:text-box>
        </draw:frame>
        <draw:frame draw:style-name="gr16" draw:text-style-name="P6" draw:layer="layout" svg:width="0.853cm" svg:height="0.963cm" svg:x="4.464cm" svg:y="23.607cm">
          <draw:text-box>
            <text:p><text:span text:style-name="T1">3</text:span></text:p>
          </draw:text-box>
        </draw:frame>
        <draw:frame draw:style-name="gr16" draw:text-style-name="P6" draw:layer="layout" svg:width="0.853cm" svg:height="0.963cm" svg:x="10.248cm" svg:y="3.425cm">
          <draw:text-box>
            <text:p><text:span text:style-name="T1">2</text:span></text:p>
          </draw:text-box>
        </draw:frame>
        <draw:circle draw:style-name="gr17" draw:text-style-name="P8" draw:layer="layout" svg:width="0.364cm" svg:height="0.364cm" svg:x="10.722cm" svg:y="10.179cm">
          <text:p/>
        </draw:circle>
        <draw:frame draw:style-name="gr16" draw:text-style-name="P6" draw:layer="layout" svg:width="0.853cm" svg:height="0.963cm" svg:x="10.741cm" svg:y="10.322cm">
          <draw:text-box>
            <text:p><text:span text:style-name="T1">3</text:span></text:p>
          </draw:text-box>
        </draw:frame>
        <draw:line draw:style-name="gr31" draw:text-style-name="P2" draw:layer="layout" svg:x1="5.42cm" svg:y1="17.572cm" svg:x2="9.598cm" svg:y2="17.572cm">
          <text:p/>
        </draw:line>
        <draw:frame draw:style-name="gr12" draw:text-style-name="P6" draw:layer="layout" svg:width="3.495cm" svg:height="1.675cm" svg:x="6.48cm" svg:y="17.51cm">
          <draw:text-box>
            <text:p><text:span text:style-name="T1">Discharge Line</text:span></text:p>
          </draw:text-box>
        </draw:frame>
        <draw:line draw:style-name="gr31" draw:text-style-name="P2" draw:layer="layout" svg:x1="5.62cm" svg:y1="23.562cm" svg:x2="9.798cm" svg:y2="23.562cm">
          <text:p/>
        </draw:line>
        <draw:frame draw:style-name="gr7" draw:text-style-name="P6" draw:layer="layout" svg:width="3.976cm" svg:height="0.963cm" svg:x="6.352cm" svg:y="22.611cm">
          <draw:text-box>
            <text:p><text:span text:style-name="T1">Liquid Line</text:span></text:p>
          </draw:text-box>
        </draw:frame>
        <draw:line draw:style-name="gr6" draw:text-style-name="P2" draw:layer="layout" svg:x1="4.661cm" svg:y1="4.382cm" svg:x2="6.185cm" svg:y2="4.379cm">
          <text:p/>
        </draw:line>
        <draw:line draw:style-name="gr6" draw:text-style-name="P2" draw:layer="layout" svg:x1="4.661cm" svg:y1="10.383cm" svg:x2="6.185cm" svg:y2="10.38cm">
          <text:p/>
        </draw:line>
        <draw:frame draw:style-name="gr32" draw:text-style-name="P14" draw:layer="layout" svg:width="2.646cm" svg:height="1.873cm" svg:x="3.595cm" svg:y="2.791cm">
          <draw:text-box>
            <text:p text:style-name="P13"><text:span text:style-name="T1">Supply Line</text:span></text:p>
          </draw:text-box>
        </draw:frame>
        <draw:line draw:style-name="gr6" draw:text-style-name="P2" draw:layer="layout" svg:x1="4.661cm" svg:y1="4.383cm" svg:x2="6.185cm" svg:y2="4.38cm">
          <text:p/>
        </draw:line>
        <draw:frame draw:style-name="gr32" draw:text-style-name="P14" draw:layer="layout" svg:width="2.646cm" svg:height="1.873cm" svg:x="3.85cm" svg:y="10.364cm">
          <draw:text-box>
            <text:p text:style-name="P13"><text:span text:style-name="T1">Return Line</text:span></text:p>
          </draw:text-box>
        </draw:frame>
        <draw:line draw:style-name="gr13" draw:text-style-name="P2" draw:layer="layout" svg:x1="8.003cm" svg:y1="4.366cm" svg:x2="9.122cm" svg:y2="3.913cm">
          <text:p/>
        </draw:line>
        <draw:line draw:style-name="gr13" draw:text-style-name="P2" draw:layer="layout" svg:x1="9.12cm" svg:y1="4.824cm" svg:x2="9.12cm" svg:y2="3.91cm">
          <text:p/>
        </draw:line>
        <draw:line draw:style-name="gr13" draw:text-style-name="P2" draw:layer="layout" svg:x1="8.024cm" svg:y1="4.37cm" svg:x2="9.114cm" svg:y2="4.827cm">
          <text:p/>
        </draw:line>
      </draw:page>
      <draw:page draw:name="page4" draw:style-name="dp1" draw:master-page-name="Default">
        <office:forms form:automatic-focus="false" form:apply-design-mode="false"/>
        <draw:rect draw:style-name="gr1" draw:text-style-name="P1" xml:id="id67" draw:id="id67" draw:layer="layout" svg:width="1.133cm" svg:height="3.584cm" svg:x="18.065cm" svg:y="7.217cm">
          <draw:glue-point draw:id="4" svg:x="-2.376cm" svg:y="-5cm" draw:escape-direction="vertical"/>
          <draw:glue-point draw:id="5" svg:x="-2.504cm" svg:y="5cm"/>
          <text:p/>
        </draw:rect>
        <draw:rect draw:style-name="gr27" draw:text-style-name="P12" xml:id="id69" draw:id="id69" draw:layer="layout" svg:width="1.537cm" svg:height="3.584cm" svg:x="11.094cm" svg:y="6.958cm">
          <draw:glue-point draw:id="4" svg:x="2.778cm" svg:y="-5cm"/>
          <draw:glue-point draw:id="5" svg:x="-2.778cm" svg:y="-5cm" draw:escape-direction="vertical"/>
          <draw:glue-point draw:id="6" svg:x="2.778cm" svg:y="5cm"/>
          <draw:glue-point draw:id="7" svg:x="-2.771cm" svg:y="5cm" draw:escape-direction="vertical"/>
          <text:p/>
        </draw:rect>
        <draw:rect draw:style-name="gr1" draw:text-style-name="P1" xml:id="id72" draw:id="id72" draw:layer="layout" svg:width="1.176cm" svg:height="3.584cm" svg:x="3.914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33" draw:text-style-name="P2" draw:layer="layout" svg:x1="18.631cm" svg:y1="7.217cm" svg:x2="16.022cm" svg:y2="5.671cm" draw:start-shape="id67" draw:start-glue-point="0" draw:end-shape="id68" draw:end-glue-point="1" svg:d="M18631 7217v-1546h-2609" svg:viewBox="0 0 2610 1547">
          <text:p/>
        </draw:connector>
        <draw:connector draw:style-name="gr33" draw:text-style-name="P2" draw:layer="layout" svg:x1="12.288cm" svg:y1="10.542cm" svg:x2="16.586cm" svg:y2="11.735cm" draw:start-shape="id69" draw:start-glue-point="6" draw:end-shape="id70" draw:end-glue-point="3" svg:d="M12288 10542v597h4298v596" svg:viewBox="0 0 4299 1194">
          <text:p/>
        </draw:connector>
        <draw:connector draw:style-name="gr20" draw:text-style-name="P2" draw:layer="measurelines" draw:type="line" svg:x1="12.288cm" svg:y1="6.958cm" svg:x2="12.288cm" svg:y2="10.542cm" draw:start-shape="id69" draw:start-glue-point="4" draw:end-shape="id69" draw:end-glue-point="6" svg:d="M12288 6958v3584" svg:viewBox="0 0 1 3585">
          <text:p/>
        </draw:connector>
        <draw:circle draw:style-name="gr3" draw:text-style-name="P3" xml:id="id71" draw:id="id71" draw:layer="measurelines" svg:width="1.394cm" svg:height="1.394cm" svg:x="7.07cm" svg:y="4.974cm">
          <text:p/>
        </draw:circle>
        <draw:connector draw:style-name="gr33" draw:text-style-name="P2" draw:layer="measurelines" svg:x1="11.436cm" svg:y1="6.958cm" svg:x2="8.464cm" svg:y2="5.671cm" draw:start-shape="id69" draw:start-glue-point="5" draw:end-shape="id71" draw:end-glue-point="1" svg:d="M11436 6958v-1287h-2972" svg:viewBox="0 0 2973 1288">
          <text:p/>
        </draw:connector>
        <draw:connector draw:style-name="gr21" draw:text-style-name="P2" draw:layer="measurelines" svg:x1="7.07cm" svg:y1="5.671cm" svg:x2="4.502cm" svg:y2="7.217cm" draw:start-shape="id71" draw:start-glue-point="3" draw:end-shape="id72" draw:end-glue-point="0" svg:d="M7070 5671h-2568v1546" svg:viewBox="0 0 2569 1547">
          <text:p/>
        </draw:connector>
        <draw:connector draw:style-name="gr33" draw:text-style-name="P2" draw:layer="measurelines" draw:line-skew="0.672cm" svg:x1="4.502cm" svg:y1="10.801cm" svg:x2="11.437cm" svg:y2="10.542cm" draw:start-shape="id72" draw:end-shape="id69" draw:end-glue-point="7" svg:d="M4502 10801v1223h6935v-1482" svg:viewBox="0 0 6936 1483">
          <text:p/>
        </draw:connector>
        <draw:connector draw:style-name="gr20" draw:text-style-name="P2" draw:layer="measurelines" draw:type="line" svg:x1="11.436cm" svg:y1="6.958cm" svg:x2="11.437cm" svg:y2="10.542cm" draw:start-shape="id69" draw:start-glue-point="5" draw:end-shape="id69" draw:end-glue-point="7" svg:d="M11436 6958l1 3584" svg:viewBox="0 0 2 3585">
          <text:p/>
        </draw:connector>
        <draw:circle draw:style-name="gr3" draw:text-style-name="P3" xml:id="id68" draw:id="id68" draw:layer="measurelines" svg:width="1.394cm" svg:height="1.394cm" svg:x="14.628cm" svg:y="4.974cm">
          <text:p/>
        </draw:circle>
        <draw:g xml:id="id79" draw:id="id79">
          <draw:custom-shape draw:style-name="gr28" draw:text-style-name="P9" xml:id="id73" draw:id="id73" draw:layer="measurelines" svg:width="0.434cm" svg:height="0.434cm" draw:transform="rotate (1.5707963267949) translate (16.769cm 12.171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28" draw:text-style-name="P9" xml:id="id70" draw:id="id70" draw:layer="measurelines" svg:width="0.434cm" svg:height="0.434cm" draw:transform="rotate (-1.5707963267949) translate (16.803cm 11.735cm)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</draw:g>
        <draw:connector draw:style-name="gr33" draw:text-style-name="P2" draw:layer="measurelines" svg:x1="16.986cm" svg:y1="11.737cm" svg:x2="18.631cm" svg:y2="10.801cm" draw:start-shape="id73" draw:start-glue-point="1" draw:end-shape="id67" draw:end-glue-point="2" svg:d="M16986 11737v-502h-718v1437h2363v-1871" svg:viewBox="0 0 2364 1872">
          <text:p/>
        </draw:connector>
        <draw:connector draw:style-name="gr33" draw:text-style-name="P2" draw:layer="measurelines" svg:x1="14.628cm" svg:y1="5.671cm" svg:x2="12.288cm" svg:y2="6.958cm" draw:start-shape="id68" draw:start-glue-point="3" draw:end-shape="id69" draw:end-glue-point="4" svg:d="M14628 5671h-2340v1287" svg:viewBox="0 0 2341 1288">
          <text:p/>
        </draw:connector>
        <draw:g>
          <draw:custom-shape draw:style-name="gr29" draw:text-style-name="P5" draw:layer="measurelines" svg:width="0.388cm" svg:height="1.706cm" draw:transform="rotate (-3.14159265358979) translate (19.774cm 10.6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draw:transform="rotate (-3.14159265358979) translate (19.776cm 8.9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0.346cm" svg:y1="8.926cm" svg:x2="19.603cm" svg:y2="8.924cm">
            <text:p/>
          </draw:line>
        </draw:g>
        <draw:g>
          <draw:custom-shape draw:style-name="gr29" draw:text-style-name="P5" draw:layer="measurelines" svg:width="0.388cm" svg:height="1.706cm" svg:x="3.302cm" svg:y="7.2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measurelines" svg:width="0.389cm" svg:height="1.706cm" svg:x="3.3cm" svg:y="8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2.73cm" svg:y1="8.973cm" svg:x2="3.473cm" svg:y2="8.975cm">
            <text:p/>
          </draw:line>
        </draw:g>
        <draw:circle draw:style-name="gr13" draw:text-style-name="P2" xml:id="id74" draw:id="id74" draw:layer="layout" svg:width="0.581cm" svg:height="0.581cm" svg:x="4.215cm" svg:y="11.312cm">
          <text:p/>
        </draw:circle>
        <draw:frame draw:style-name="gr35" draw:text-style-name="P15" draw:layer="layout" svg:width="1.549cm" svg:height="0.725cm" svg:x="4.989cm" svg:y="11.228cm">
          <draw:text-box>
            <text:p><text:span text:style-name="T2">Fixed</text:span></text:p>
          </draw:text-box>
        </draw:frame>
        <draw:connector draw:style-name="gr36" draw:text-style-name="P2" draw:layer="layout" draw:type="curve" svg:x1="4.796cm" svg:y1="11.602cm" svg:x2="4.798cm" svg:y2="6.164cm" draw:start-shape="id74" draw:start-glue-point="1" draw:end-shape="id75" draw:end-glue-point="1" svg:d="M4796 11602c754 0 753-5438 2-5438" svg:viewBox="0 0 566 5439">
          <text:p/>
        </draw:connector>
        <draw:circle draw:style-name="gr13" draw:text-style-name="P2" xml:id="id75" draw:id="id75" draw:layer="layout" svg:width="0.581cm" svg:height="0.581cm" svg:x="4.217cm" svg:y="5.874cm">
          <text:p/>
        </draw:circle>
        <draw:frame draw:style-name="gr37" draw:text-style-name="P16" xml:id="id76" draw:id="id76" draw:layer="layout" svg:width="2.559cm" svg:height="1.433cm" svg:x="4.626cm" svg:y="5.96cm">
          <draw:text-box>
            <text:p text:style-name="P13"><text:span text:style-name="T3">Fixed for given coil inlet temp</text:span></text:p>
          </draw:text-box>
        </draw:frame>
        <draw:circle draw:style-name="gr13" draw:text-style-name="P2" xml:id="id77" draw:id="id77" draw:layer="layout" svg:width="0.581cm" svg:height="0.581cm" svg:x="11.123cm" svg:y="5.841cm">
          <text:p/>
        </draw:circle>
        <draw:connector draw:style-name="gr36" draw:text-style-name="P2" draw:layer="layout" draw:type="curve" svg:x1="7.185cm" svg:y1="6.676cm" svg:x2="11.123cm" svg:y2="6.131cm" draw:start-shape="id76" draw:start-glue-point="1" draw:end-shape="id77" draw:end-glue-point="3" svg:d="M7185 6676c2953 0 985-545 3938-545" svg:viewBox="0 0 3939 546">
          <text:p/>
        </draw:connector>
        <draw:circle draw:style-name="gr13" draw:text-style-name="P2" xml:id="id78" draw:id="id78" draw:layer="layout" svg:width="0.581cm" svg:height="0.581cm" svg:x="11.145cm" svg:y="11.212cm">
          <text:p/>
        </draw:circle>
        <draw:connector draw:style-name="gr36" draw:text-style-name="P2" draw:layer="layout" draw:type="curve" svg:x1="7.185cm" svg:y1="6.676cm" svg:x2="11.145cm" svg:y2="11.502cm" draw:start-shape="id76" draw:start-glue-point="1" draw:end-shape="id78" draw:end-glue-point="3" svg:d="M7185 6676c2970 0 990 4826 3960 4826" svg:viewBox="0 0 3961 4827">
          <text:p/>
        </draw:connector>
        <draw:frame draw:style-name="gr37" draw:text-style-name="P16" draw:layer="layout" svg:width="2.559cm" svg:height="1.433cm" svg:x="7.467cm" svg:y="10.563cm">
          <draw:text-box>
            <text:p text:style-name="P2"><text:span text:style-name="T3">Fixed from loop energy <text:s/>balance</text:span></text:p>
          </draw:text-box>
        </draw:frame>
        <draw:circle draw:style-name="gr13" draw:text-style-name="P2" draw:layer="layout" svg:width="0.581cm" svg:height="0.581cm" svg:x="12.049cm" svg:y="11.148cm">
          <text:p/>
        </draw:circle>
        <draw:frame draw:style-name="gr38" draw:text-style-name="P16" xml:id="id80" draw:id="id80" draw:layer="layout" svg:width="2.147cm" svg:height="1.039cm" svg:x="12.631cm" svg:y="10.649cm">
          <draw:text-box>
            <text:p text:style-name="P2"><text:span text:style-name="T3">Ts/x free parameter</text:span></text:p>
          </draw:text-box>
        </draw:frame>
        <draw:frame draw:style-name="gr38" draw:text-style-name="P16" draw:layer="layout" svg:width="2.559cm" svg:height="1.039cm" svg:x="1cm" svg:y="7.81cm">
          <draw:text-box>
            <text:p text:style-name="P2"><text:span text:style-name="T3">75 F</text:span></text:p>
            <text:p text:style-name="P2"><text:span text:style-name="T3">50% RH</text:span></text:p>
          </draw:text-box>
        </draw:frame>
        <draw:frame draw:style-name="gr35" draw:text-style-name="P15" draw:layer="layout" svg:width="1.765cm" svg:height="0.725cm" svg:x="6.969cm" svg:y="4.237cm">
          <draw:text-box>
            <text:p><text:span text:style-name="T2">Pump</text:span></text:p>
          </draw:text-box>
        </draw:frame>
        <draw:connector draw:style-name="gr36" draw:text-style-name="P2" draw:layer="layout" draw:type="curve" svg:x1="16.786cm" svg:y1="11.735cm" svg:x2="14.778cm" svg:y2="11.168cm" draw:start-shape="id79" draw:start-glue-point="0" draw:end-shape="id80" draw:end-glue-point="1" svg:d="M16786 11735c0-378-669-567-2008-567" svg:viewBox="0 0 2009 568">
          <text:p/>
        </draw:connector>
        <draw:connector draw:style-name="gr36" draw:text-style-name="P2" draw:layer="layout" draw:type="curve" svg:x1="13.704cm" svg:y1="10.649cm" svg:x2="12.609cm" svg:y2="6.175cm" draw:start-shape="id80" draw:start-glue-point="0" draw:end-shape="id81" draw:end-glue-point="1" svg:d="M13704 10649c0-2983-365-4474-1095-4474" svg:viewBox="0 0 1096 4475">
          <text:p/>
        </draw:connector>
        <draw:circle draw:style-name="gr13" draw:text-style-name="P2" xml:id="id81" draw:id="id81" draw:layer="layout" svg:width="0.581cm" svg:height="0.581cm" svg:x="12.028cm" svg:y="5.885cm">
          <text:p/>
        </draw:circle>
        <draw:frame draw:style-name="gr38" draw:text-style-name="P16" draw:layer="layout" svg:width="2.559cm" svg:height="1.039cm" svg:x="16.036cm" svg:y="8.091cm">
          <draw:text-box>
            <text:p text:style-name="P2"><text:span text:style-name="T3">95 F</text:span></text:p>
            <text:p text:style-name="P2"><text:span text:style-name="T3">50% RH</text:span>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39" draw:text-style-name="P17" xml:id="id82" draw:id="id82" draw:layer="layout" svg:width="1.133cm" svg:height="3.584cm" svg:x="19.108cm" svg:y="7.277cm">
          <draw:glue-point draw:id="4" svg:x="-2.376cm" svg:y="-5cm" draw:escape-direction="vertical"/>
          <draw:glue-point draw:id="5" svg:x="-2.504cm" svg:y="5cm"/>
          <text:p/>
        </draw:rect>
        <draw:rect draw:style-name="gr39" draw:text-style-name="P17" xml:id="id88" draw:id="id88" draw:layer="layout" svg:width="1.176cm" svg:height="3.584cm" svg:x="2.932cm" svg:y="7.2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" draw:text-style-name="P2" draw:layer="layout" svg:x1="19.674cm" svg:y1="7.277cm" svg:x2="15.331cm" svg:y2="5.243cm" draw:start-shape="id82" draw:start-glue-point="0" draw:end-shape="id83" draw:end-glue-point="1" svg:d="M19674 7277v-2034h-4343" svg:viewBox="0 0 4344 2035">
          <text:p/>
        </draw:connector>
        <draw:connector draw:style-name="gr2" draw:text-style-name="P2" draw:layer="layout" svg:x1="12.013cm" svg:y1="10.503cm" svg:x2="15.657cm" svg:y2="11.808cm" draw:start-shape="id84" draw:start-glue-point="2" draw:end-shape="id85" draw:end-glue-point="3" svg:d="M12013 10503v678h3644v627" svg:viewBox="0 0 3645 1306">
          <text:p/>
        </draw:connector>
        <draw:circle draw:style-name="gr3" draw:text-style-name="P3" xml:id="id87" draw:id="id87" draw:layer="measurelines" svg:width="1.394cm" svg:height="1.394cm" svg:x="5.664cm" svg:y="4.504cm">
          <text:p/>
        </draw:circle>
        <draw:connector draw:style-name="gr2" draw:text-style-name="P2" draw:layer="measurelines" svg:x1="9.082cm" svg:y1="7.402cm" svg:x2="7.058cm" svg:y2="5.201cm" draw:start-shape="id86" draw:start-glue-point="0" draw:end-shape="id87" draw:end-glue-point="1" svg:d="M9082 7402v-2201h-2024" svg:viewBox="0 0 2025 2202">
          <text:p/>
        </draw:connector>
        <draw:connector draw:style-name="gr2" draw:text-style-name="P2" draw:layer="measurelines" svg:x1="5.664cm" svg:y1="5.201cm" svg:x2="3.52cm" svg:y2="7.217cm" draw:start-shape="id87" draw:start-glue-point="3" draw:end-shape="id88" draw:end-glue-point="0" svg:d="M5664 5201h-2144v2016" svg:viewBox="0 0 2145 2017">
          <text:p/>
        </draw:connector>
        <draw:connector draw:style-name="gr2" draw:text-style-name="P2" draw:layer="measurelines" draw:line-skew="0.568cm" svg:x1="3.52cm" svg:y1="10.801cm" svg:x2="9.082cm" svg:y2="10.529cm" draw:start-shape="id88" draw:end-shape="id86" draw:end-glue-point="2" svg:d="M3520 10801v1119h5562v-1391" svg:viewBox="0 0 5563 1392">
          <text:p/>
        </draw:connector>
        <draw:circle draw:style-name="gr40" draw:text-style-name="P18" xml:id="id83" draw:id="id83" draw:layer="measurelines" svg:width="1.394cm" svg:height="1.394cm" svg:x="13.937cm" svg:y="4.546cm">
          <text:p text:style-name="P2"><text:span text:style-name="T3">Comp</text:span></text:p>
        </draw:circle>
        <draw:custom-shape draw:style-name="gr28" draw:text-style-name="P9" xml:id="id89" draw:id="id89" draw:layer="measurelines" svg:width="0.434cm" svg:height="0.434cm" draw:transform="rotate (1.5707963267949) translate (15.84cm 12.244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28" draw:text-style-name="P9" xml:id="id85" draw:id="id85" draw:layer="measurelines" svg:width="0.434cm" svg:height="0.434cm" draw:transform="rotate (-1.5707963267949) translate (15.874cm 11.80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onnector draw:style-name="gr2" draw:text-style-name="P2" draw:layer="measurelines" svg:x1="16.057cm" svg:y1="11.81cm" svg:x2="19.674cm" svg:y2="10.861cm" draw:start-shape="id89" draw:start-glue-point="1" draw:end-shape="id82" draw:end-glue-point="2" svg:d="M16057 11810v-502h1610v104h2007v-551" svg:viewBox="0 0 3618 950">
          <text:p/>
        </draw:connector>
        <draw:frame draw:style-name="gr41" draw:text-style-name="P19" draw:layer="layout" svg:width="1.741cm" svg:height="0.542cm" svg:x="3.724cm" svg:y="10.9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1" draw:text-style-name="P19" draw:layer="layout" svg:width="1.858cm" svg:height="0.542cm" svg:x="3.608cm" svg:y="6.4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42" draw:text-style-name="P4" xml:id="id86" draw:id="id86" draw:layer="layout" svg:width="0.909cm" svg:height="3.127cm" svg:x="8.628cm" svg:y="7.402cm">
          <text:p/>
        </draw:rect>
        <draw:rect draw:style-name="gr42" draw:text-style-name="P4" xml:id="id84" draw:id="id84" draw:layer="layout" svg:width="0.882cm" svg:height="3.047cm" svg:x="11.572cm" svg:y="7.456cm">
          <text:p/>
        </draw:rect>
        <draw:custom-shape draw:style-name="gr43" draw:text-style-name="P4" draw:layer="layout" svg:width="1.662cm" svg:height="1.048cm" svg:x="9.782cm" svg:y="8.4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19" draw:layer="layout" svg:width="0.672cm" svg:height="0.542cm" svg:x="4cm" svg:y="4.60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1" draw:text-style-name="P19" draw:layer="layout" svg:width="1.292cm" svg:height="0.542cm" svg:x="15.569cm" svg:y="4.4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36" draw:text-style-name="P2" draw:layer="layout" svg:x1="14.213cm" svg:y1="6.748cm" svg:x2="14.316cm" svg:y2="5.989cm">
          <text:p/>
        </draw:line>
        <draw:frame draw:style-name="gr41" draw:text-style-name="P19" draw:layer="layout" svg:width="2.61cm" svg:height="0.542cm" svg:x="14.318cm" svg:y="6.55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44" draw:text-style-name="P2" draw:layer="layout" svg:x1="12.285cm" svg:y1="5.251cm" svg:x2="13.937cm" svg:y2="5.243cm" draw:end-shape="id83" draw:end-glue-point="3" svg:d="M12285 5251h551v-8h1101" svg:viewBox="0 0 1653 9">
          <text:p/>
        </draw:connector>
        <draw:connector draw:style-name="gr45" draw:text-style-name="P2" draw:layer="layout" draw:type="line" svg:x1="12.013cm" svg:y1="7.456cm" svg:x2="12.019cm" svg:y2="5.907cm" draw:start-shape="id84" draw:start-glue-point="0" svg:d="M12013 7456l6-1549" svg:viewBox="0 0 7 1550">
          <text:p/>
        </draw:connector>
        <draw:ellipse draw:style-name="gr46" draw:text-style-name="P4" draw:layer="layout" svg:width="2.856cm" svg:height="0.984cm" draw:transform="skewX (0.296880505764235) rotate (0.933751149816966) translate (11.068cm 6.385cm)">
          <text:p/>
        </draw:ellipse>
        <draw:frame draw:style-name="gr7" draw:text-style-name="P20" draw:layer="layout" svg:width="3.159cm" svg:height="0.963cm" svg:x="10.419cm" svg:y="3.486cm">
          <draw:text-box>
            <text:p>Residual</text:p>
          </draw:text-box>
        </draw:frame>
        <draw:line draw:style-name="gr36" draw:text-style-name="P2" draw:layer="layout" svg:x1="14.685cm" svg:y1="4.533cm" svg:x2="14.952cm" svg:y2="3.815cm">
          <text:p/>
        </draw:line>
        <draw:frame draw:style-name="gr41" draw:text-style-name="P19" draw:layer="layout" svg:width="0.739cm" svg:height="0.543cm" svg:x="14.564cm" svg:y="3.24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1" draw:text-style-name="P19" draw:layer="layout" svg:width="2.642cm" svg:height="0.543cm" svg:x="0.222cm" svg:y="8.04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36" draw:text-style-name="P2" draw:layer="layout" svg:x1="1.692cm" svg:y1="8.84cm" svg:x2="2.847cm" svg:y2="8.852cm">
          <text:p/>
        </draw:line>
        <draw:line draw:style-name="gr6" draw:text-style-name="P2" xml:id="id91" draw:id="id91" draw:layer="layout" svg:x1="19.136cm" svg:y1="9.927cm" svg:x2="20.244cm" svg:y2="9.927cm">
          <text:p/>
        </draw:line>
        <draw:frame draw:style-name="gr41" draw:text-style-name="P19" draw:layer="layout" svg:width="2.642cm" svg:height="0.543cm" svg:x="16.184cm" svg:y="8.23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36" draw:text-style-name="P2" draw:layer="layout" svg:x1="17.845cm" svg:y1="9.025cm" svg:x2="19cm" svg:y2="9.037cm">
          <text:p/>
        </draw:line>
        <draw:frame draw:style-name="gr41" draw:text-style-name="P19" draw:layer="layout" svg:width="1.612cm" svg:height="0.542cm" svg:x="12.298cm" svg:y="11.17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1" draw:text-style-name="P19" draw:layer="layout" svg:width="1.659cm" svg:height="0.542cm" svg:x="17.947cm" svg:y="5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text-style-name="P21" xml:id="id90" draw:id="id90" draw:layer="layout" svg:width="3.313cm" svg:height="1.675cm" svg:x="14.43cm" svg:y="9.978cm">
          <draw:text-box>
            <text:p text:style-name="P13">Residual </text:p>
            <text:p text:style-name="P13">(<text:span text:style-name="T4">Δ</text:span><text:span text:style-name="T5">T)</text:span></text:p>
          </draw:text-box>
        </draw:frame>
        <draw:connector draw:style-name="gr36" draw:text-style-name="P2" draw:layer="layout" draw:type="curve" svg:x1="17.743cm" svg:y1="10.815cm" svg:x2="19.136cm" svg:y2="9.927cm" draw:start-shape="id90" draw:start-glue-point="1" draw:end-shape="id91" draw:end-glue-point="3" svg:d="M17743 10815c1006 0 310-888 1393-888" svg:viewBox="0 0 1394 889">
          <text:p/>
        </draw:connector>
        <draw:connector draw:style-name="gr36" draw:text-style-name="P2" draw:layer="layout" draw:type="curve" svg:x1="17.743cm" svg:y1="10.815cm" svg:x2="19.677cm" svg:y2="11.473cm" draw:start-shape="id90" draw:start-glue-point="1" svg:d="M17743 10815c1825 0 859 658 1934 658" svg:viewBox="0 0 1935 659">
          <text:p/>
        </draw:connector>
        <draw:frame draw:style-name="gr41" draw:text-style-name="P19" draw:layer="layout" svg:width="2.61cm" svg:height="0.542cm" svg:x="17.98cm" svg:y="12.11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3" draw:text-style-name="P4" draw:layer="layout" svg:width="1.022cm" svg:height="1.048cm" draw:transform="rotate (-3.14159265358979) translate (5.263cm 9.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20" draw:layer="layout" svg:width="1.89cm" svg:height="0.963cm" svg:x="4.513cm" svg:y="8.026cm">
          <draw:text-box>
            <text:p>3 TR</text:p>
          </draw:text-box>
        </draw:frame>
        <draw:line draw:style-name="gr36" draw:text-style-name="P2" draw:layer="layout" svg:x1="6.482cm" svg:y1="4.467cm" svg:x2="6.749cm" svg:y2="3.749cm">
          <text:p/>
        </draw:line>
        <draw:frame draw:style-name="gr41" draw:text-style-name="P19" draw:layer="layout" svg:width="0.786cm" svg:height="0.543cm" svg:x="6.361cm" svg:y="3.18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1" draw:text-style-name="P19" draw:layer="layout" svg:width="1.899cm" svg:height="0.543cm" svg:x="9.54cm" svg:y="7.832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7" draw:text-style-name="P22" draw:layer="layout" svg:width="3.527cm" svg:height="2.384cm" svg:x="4.587cm" svg:y="12.213cm">
          <draw:text-box>
            <text:p text:style-name="P2">Secondary</text:p>
            <text:p text:style-name="P2">Cycle</text:p>
          </draw:text-box>
        </draw:frame>
        <draw:frame draw:style-name="gr48" draw:text-style-name="P22" draw:layer="layout" svg:width="3.847cm" svg:height="1.934cm" svg:x="14.112cm" svg:y="12.481cm">
          <draw:text-box>
            <text:p text:style-name="P2">Refrigerant</text:p>
            <text:p text:style-name="P2">Cycle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1" draw:text-style-name="P1" xml:id="id93" draw:id="id93" draw:layer="layout" svg:width="1.176cm" svg:height="3.584cm" svg:x="3.915cm" svg:y="18.517cm">
          <draw:glue-point draw:id="4" svg:x="2.372cm" svg:y="-5cm" draw:escape-direction="up"/>
          <draw:glue-point draw:id="5" svg:x="2.873cm" svg:y="5cm" draw:escape-direction="down"/>
          <text:p/>
        </draw:rect>
        <draw:connector draw:style-name="gr20" draw:text-style-name="P2" draw:layer="layout" draw:type="line" svg:x1="10.162cm" svg:y1="19.117cm" svg:x2="10.162cm" svg:y2="22.701cm" svg:d="M10162 19117v3584" svg:viewBox="0 0 1 3585">
          <text:p/>
        </draw:connector>
        <draw:connector draw:style-name="gr2" draw:text-style-name="P2" draw:layer="layout" svg:x1="11.595cm" svg:y1="17.51cm" svg:x2="4.503cm" svg:y2="18.517cm" draw:start-shape="id92" draw:start-glue-point="5" draw:end-shape="id93" draw:end-glue-point="0" svg:d="M11595 17510h-7092v1007" svg:viewBox="0 0 7093 1008">
          <text:p/>
        </draw:connector>
        <draw:rect draw:style-name="gr4" draw:text-style-name="P4" xml:id="id92" draw:id="id92" draw:layer="layout" svg:width="4.156cm" svg:height="7.68cm" svg:x="11.595cm" svg:y="16.523cm">
          <draw:glue-point draw:id="4" svg:x="-4.874cm" svg:y="3.882cm"/>
          <draw:glue-point draw:id="5" svg:x="-5.122cm" svg:y="-3.716cm"/>
          <text:p/>
        </draw:rect>
        <draw:g>
          <draw:custom-shape draw:style-name="gr29" draw:text-style-name="P5" draw:layer="layout" svg:width="0.388cm" svg:height="1.706cm" svg:x="3.303cm" svg:y="18.5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5" draw:layer="layout" svg:width="0.389cm" svg:height="1.706cm" svg:x="3.301cm" svg:y="20.2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layout" svg:x1="2.731cm" svg:y1="20.273cm" svg:x2="3.474cm" svg:y2="20.275cm">
            <text:p/>
          </draw:line>
        </draw:g>
        <draw:frame draw:style-name="gr49" draw:text-style-name="P20" xml:id="id94" draw:id="id94" draw:layer="layout" svg:width="4.238cm" svg:height="0.983cm" svg:x="3.731cm" svg:y="24.64cm">
          <draw:text-box>
            <text:p>Indoor Coil</text:p>
          </draw:text-box>
        </draw:frame>
        <draw:connector draw:style-name="gr8" draw:text-style-name="P2" draw:layer="layout" draw:type="line" svg:x1="3.731cm" svg:y1="25.131cm" svg:x2="4.203cm" svg:y2="22.256cm" draw:start-shape="id94" draw:start-glue-point="3" svg:d="M3731 25131l472-2875" svg:viewBox="0 0 473 2876">
          <text:p/>
        </draw:connector>
        <draw:frame draw:style-name="gr12" draw:text-style-name="P22" draw:layer="layout" svg:width="4.102cm" svg:height="1.675cm" draw:transform="rotate (1.5707963267949) translate (12.93cm 22.294cm)">
          <draw:text-box>
            <text:p text:style-name="P2">Condensing</text:p>
            <text:p text:style-name="P2">Unit</text:p>
          </draw:text-box>
        </draw:frame>
        <draw:connector draw:style-name="gr21" draw:text-style-name="P2" draw:layer="layout" svg:x1="11.648cm" svg:y1="23.344cm" svg:x2="4.84cm" svg:y2="22.101cm" draw:start-shape="id92" draw:start-glue-point="4" draw:end-shape="id93" draw:end-glue-point="5" svg:d="M11648 23344h-6808v-1243" svg:viewBox="0 0 6809 1244">
          <text:p/>
        </draw:connector>
        <draw:rect draw:style-name="gr15" draw:text-style-name="P4" draw:layer="layout" svg:width="17.267cm" svg:height="12.254cm" svg:x="2.09cm" svg:y="14.202cm">
          <text:p/>
        </draw:rect>
        <draw:frame draw:style-name="gr49" draw:text-style-name="P23" draw:layer="layout" svg:width="5.607cm" svg:height="0.983cm" svg:x="5.936cm" svg:y="22.507cm">
          <draw:text-box>
            <text:p><text:span text:style-name="T6">Supply (Liquid-Line)</text:span></text:p>
          </draw:text-box>
        </draw:frame>
        <draw:frame draw:style-name="gr49" draw:text-style-name="P23" draw:layer="layout" svg:width="5.607cm" svg:height="0.983cm" svg:x="5.548cm" svg:y="16.62cm">
          <draw:text-box>
            <text:p><text:span text:style-name="T6">Return (Suction)</text:span></text:p>
          </draw:text-box>
        </draw:frame>
        <draw:line draw:style-name="gr50" draw:text-style-name="P2" draw:layer="layout" svg:x1="4.514cm" svg:y1="18.054cm" svg:x2="11.595cm" svg:y2="18.054cm">
          <text:p/>
        </draw:line>
        <draw:frame draw:style-name="gr51" draw:text-style-name="P24" draw:layer="layout" svg:width="5.607cm" svg:height="0.983cm" svg:x="5.368cm" svg:y="18.125cm">
          <draw:text-box>
            <text:p><text:span text:style-name="T7">Line-length (one-way)</text:span></text:p>
          </draw:text-box>
        </draw:frame>
        <draw:frame draw:style-name="gr52" draw:text-style-name="P20" draw:layer="layout" svg:width="1.738cm" svg:height="1.755cm" svg:x="-0.155cm" svg:y="17.717cm">
          <draw:text-box>
            <text:p>75 dpi</text:p>
          </draw:text-box>
        </draw:frame>
      </draw:page>
      <draw:page draw:name="page7" draw:style-name="dp1" draw:master-page-name="Default">
        <draw:frame draw:style-name="gr41" draw:text-style-name="P19" draw:layer="layout" svg:width="16.945cm" svg:height="1.224cm" svg:x="2.465cm" svg:y="7.911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  <draw:page draw:name="page8" draw:style-name="dp1" draw:master-page-name="Default">
        <draw:circle draw:style-name="gr53" draw:text-style-name="P25" draw:layer="layout" svg:width="5.344cm" svg:height="5.344cm" svg:x="4.54cm" svg:y="5.963cm">
          <text:p/>
        </draw:circle>
        <draw:circle draw:style-name="gr54" draw:text-style-name="P2" draw:layer="layout" svg:width="2.958cm" svg:height="2.958cm" svg:x="5.695cm" svg:y="7.196cm">
          <text:p/>
        </draw:circle>
        <draw:measure draw:style-name="gr55" draw:text-style-name="P26" draw:layer="measurelines" svg:x1="4.67cm" svg:y1="8.663cm" svg:x2="9.832cm" svg:y2="8.663cm">
          <text:p text:style-name="P26"><text:span text:style-name="T8"><text:measure text:kind="gap"/></text:span><text:span text:style-name="T8"><text:measure text:kind="value">16.26</text:measure></text:span><text:span text:style-name="T8"><text:measure text:kind="unit">"</text:measure></text:span><text:span text:style-name="T8"><text:measure text:kind="gap"/></text:span></text:p>
        </draw:measure>
        <draw:measure draw:style-name="gr56" draw:text-style-name="P26" draw:layer="layout" svg:x1="8.768cm" svg:y1="8.663cm" svg:x2="5.553cm" svg:y2="8.663cm">
          <text:p text:style-name="P26"><text:span text:style-name="T8"><text:measure text:kind="gap"/></text:span><text:span text:style-name="T8"><text:measure text:kind="value">10.13</text:measure></text:span><text:span text:style-name="T8"><text:measure text:kind="unit">"</text:measure></text:span><text:span text:style-name="T8"><text:measure text:kind="gap"/></text:span></text:p>
        </draw:measure>
        <draw:measure draw:style-name="gr57" draw:text-style-name="P26" draw:layer="layout" svg:x1="7.186cm" svg:y1="7.314cm" svg:x2="7.186cm" svg:y2="10.064cm">
          <text:p text:style-name="P26"><text:span text:style-name="T8"><text:measure text:kind="gap"/></text:span><text:span text:style-name="T8"><text:measure text:kind="value">8.66</text:measure></text:span><text:span text:style-name="T8"><text:measure text:kind="unit">"</text:measure></text:span><text:span text:style-name="T8"><text:measure text:kind="gap"/></text:span></text:p>
        </draw:measure>
        <draw:frame draw:style-name="gr58" draw:text-style-name="P20" draw:layer="layout" svg:width="4.107cm" svg:height="1.343cm" svg:x="5.107cm" svg:y="4.068cm">
          <draw:text-box>
            <text:p>Annulus OD</text:p>
          </draw:text-box>
        </draw:frame>
        <draw:frame draw:style-name="gr58" draw:text-style-name="P20" draw:layer="layout" svg:width="4.107cm" svg:height="1.343cm" svg:x="5.362cm" svg:y="12.461cm">
          <draw:text-box>
            <text:p>Annulus ID</text:p>
          </draw:text-box>
        </draw:frame>
        <draw:frame draw:style-name="gr58" draw:text-style-name="P20" draw:layer="layout" svg:width="2.808cm" svg:height="1.343cm" svg:x="10.784cm" svg:y="8.101cm">
          <draw:text-box>
            <text:p>Tube 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Blue-Red" draw:style="linear" draw:start-color="#ff0000" draw:end-color="#0000ff" draw:start-intensity="100%" draw:end-intensity="100%" draw:angle="0" draw:border="0%"/>
    <draw:gradient draw:name="Gradient_20_12" draw:display-name="Gradient 12" draw:style="linear" draw:start-color="#ff0000" draw:end-color="#0000ff" draw:start-intensity="100%" draw:end-intensity="100%" draw:angle="900" draw:border="0%"/>
    <draw:gradient draw:name="Gradient_20_9" draw:display-name="Gradient 9" draw:style="linear" draw:start-color="#0000ff" draw:end-color="#ff0000" draw:start-intensity="100%" draw:end-intensity="100%" draw:angle="900" draw:border="0%"/>
    <draw:hatch draw:name="Hatching_20_Wide" draw:display-name="Hatching Wide" draw:style="double" draw:color="#800000" draw:distance="0.483cm" draw:rotation="90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an Bell</meta:initial-creator>
    <meta:creation-date>2010-02-19T15:56:45.75</meta:creation-date>
    <dc:date>2017-03-22T22:14:32.891869000</dc:date>
    <meta:editing-duration>P1DT7H9M21S</meta:editing-duration>
    <meta:editing-cycles>27</meta:editing-cycles>
    <meta:generator>LibreOffice/5.2.4.2$MacOSX_X86_64 LibreOffice_project/3d5603e1122f0f102b62521720ab13a38a4e0eb0</meta:generator>
    <meta:document-statistic meta:object-count="43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i</math:mi>
        </math:mrow>
      </math:msub>
      <math:mi>,</math:mi>
      <math:msub>
        <math:mi>p</math:mi>
        <math:mrow>
          <math:mi>g</math:mi>
          <math:mi>,</math:mi>
          <math:mi>i</math:mi>
        </math:mrow>
      </math:msub>
    </math:mrow>
    <math:annotation math:encoding="StarMath 5.0">T_{g,i}, p_{g,i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p</math:mi>
        <math:mrow>
          <math:mi>r</math:mi>
          <math:mi>,</math:mi>
          <math:mi>i</math:mi>
        </math:mrow>
      </math:msub>
    </math:mrow>
    <math:annotation math:encoding="StarMath 5.0">T_{r,i},p_{r,i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o</math:mi>
        </math:mrow>
      </math:msub>
      <math:mi>,</math:mi>
      <math:msub>
        <math:mi>p</math:mi>
        <math:mrow>
          <math:mi>r</math:mi>
          <math:mi>,</math:mi>
          <math:mi>o</math:mi>
        </math:mrow>
      </math:msub>
      <math:mi>,</math:mi>
      <math:msub>
        <math:mi>h</math:mi>
        <math:mrow>
          <math:mi>r</math:mi>
          <math:mi>,</math:mi>
          <math:mi>o</math:mi>
        </math:mrow>
      </math:msub>
    </math:mrow>
    <math:annotation math:encoding="StarMath 5.0">T_{r,o},p_{r,o},h_{r,o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p</math:mi>
      </math:msub>
      <math:mo math:stretchy="false">˙</math:mo>
    </math:mover>
    <math:annotation math:encoding="StarMath 5.0">dot W_p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n>3</math:mn>
      <math:mrow>
        <math:mi math:fontstyle="italic">TR</math:mi>
        <math:mo math:stretchy="false">+</math:mo>
        <math:mover math:accent="true">
          <math:msub>
            <math:mi>W</math:mi>
            <math:mi>p</math:mi>
          </math:msub>
          <math:mo math:stretchy="false">˙</math:mo>
        </math:mover>
      </math:mrow>
    </math:mrow>
    <math:annotation math:encoding="StarMath 5.0">3 TR + dot W_p</math:annotation>
  </math:semantics>
</math:math>
</file>

<file path=Object 14/content.xml><?xml version="1.0" encoding="utf-8"?>
<math xmlns="http://www.w3.org/1998/Math/MathML">
  <semantics>
    <mtable>
      <mtr>
        <mtd>
          <mrow>
            <mover accent="true">
              <mi>m</mi>
              <mi mathvariant="normal">˙</mi>
            </mover>
            <mrow>
              <mrow>
                <mi stretchy="false" mathvariant="normal">[</mi>
                <mrow>
                  <mi mathvariant="italic">lbm</mi>
                  <mi mathvariant="normal">/</mi>
                  <mi>h</mi>
                </mrow>
                <mi stretchy="false" mathvariant="normal">]</mi>
              </mrow>
              <mi mathvariant="normal">=</mi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M</mi>
                <mn>3</mn>
              </msub>
            </mrow>
            <mrow>
              <msub>
                <mi>T</mi>
                <mi>d</mi>
              </msub>
              <mo stretchy="false">+</mo>
              <msub>
                <mi>M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M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M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M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M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M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M</mi>
                <mn>10</mn>
              </msub>
            </mrow>
            <msubsup>
              <mi>T</mi>
              <mi>d</mi>
              <mn>3</mn>
            </msubsup>
          </mrow>
        </mtd>
      </mtr>
      <mtr>
        <mtd>
          <mrow>
            <mi mathvariant="italic">Power</mi>
            <mrow>
              <mrow>
                <mi stretchy="false" mathvariant="normal">[</mi>
                <mi>W</mi>
                <mi stretchy="false" mathvariant="normal">]</mi>
              </mrow>
              <mi mathvariant="normal">=</mi>
              <mrow>
                <msub>
                  <mi>P</mi>
                  <mn>1</mn>
                </msub>
                <mo stretchy="false">+</mo>
                <msub>
                  <mi>P</mi>
                  <mn>2</mn>
                </msub>
              </mrow>
            </mrow>
            <mrow>
              <msub>
                <mi>T</mi>
                <mi>s</mi>
              </msub>
              <mo stretchy="false">+</mo>
              <msub>
                <mi>P</mi>
                <mn>3</mn>
              </msub>
            </mrow>
            <mrow>
              <msub>
                <mi>T</mi>
                <mi>d</mi>
              </msub>
              <mo stretchy="false">+</mo>
              <msub>
                <mi>P</mi>
                <mn>4</mn>
              </msub>
            </mrow>
            <mrow>
              <msubsup>
                <mi>T</mi>
                <mi>s</mi>
                <mn>2</mn>
              </msubsup>
              <mo stretchy="false">+</mo>
              <msub>
                <mi>P</mi>
                <mn>5</mn>
              </msub>
            </mrow>
            <msub>
              <mi>T</mi>
              <mi>s</mi>
            </msub>
            <mrow>
              <msub>
                <mi>T</mi>
                <mi>d</mi>
              </msub>
              <mo stretchy="false">+</mo>
              <msub>
                <mi>P</mi>
                <mn>6</mn>
              </msub>
            </mrow>
            <mrow>
              <msubsup>
                <mi>T</mi>
                <mi>d</mi>
                <mn>2</mn>
              </msubsup>
              <mo stretchy="false">+</mo>
              <msub>
                <mi>P</mi>
                <mn>7</mn>
              </msub>
            </mrow>
            <mrow>
              <msubsup>
                <mi>T</mi>
                <mi>s</mi>
                <mn>3</mn>
              </msubsup>
              <mo stretchy="false">+</mo>
              <msub>
                <mi>P</mi>
                <mn>8</mn>
              </msub>
            </mrow>
            <msub>
              <mi>T</mi>
              <mi>d</mi>
            </msub>
            <mrow>
              <msubsup>
                <mi>T</mi>
                <mi>s</mi>
                <mn>2</mn>
              </msubsup>
              <mo stretchy="false">+</mo>
              <msub>
                <mi>P</mi>
                <mn>9</mn>
              </msub>
            </mrow>
            <msubsup>
              <mi>T</mi>
              <mi>d</mi>
              <mn>2</mn>
            </msubsup>
            <mrow>
              <msub>
                <mi>T</mi>
                <mi>s</mi>
              </msub>
              <mo stretchy="false">+</mo>
              <msub>
                <mi>P</mi>
                <mn>10</mn>
              </msub>
            </mrow>
            <msubsup>
              <mi>T</mi>
              <mi>d</mi>
              <mn>3</mn>
            </msubsup>
          </mrow>
        </mtd>
      </mtr>
    </mtable>
    <annotation encoding="StarMath 5.0">dot {m} [lbm/h] = M_{1}+M_{2}T_s+M_{3}T_{d}+M_{4}T_{s}^2+M_{5}T_{s}T_d+M_{6}T_{d}^2+M_{7}T_{s}^3+M_{8}T_{d}T_{s}^2+M_{9}T_{d}^{2}T_{s}+M_{10}T_{d}^3 newline
Power [W] = P_{1}+P_{2}T_s+P_{3}T_{d}+P_{4}T_{s}^2+P_{5}T_{s}T_d+P_{6}T_{d}^2+P_{7}T_{s}^3+P_{8}T_{d}T_{s}^2+P_{9}T_{d}^{2}T_{s}+P_{10}T_{d}^3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g</math:mi>
          <math:mi>,</math:mi>
          <math:mi>o</math:mi>
        </math:mrow>
      </math:msub>
      <math:mi>,</math:mi>
      <math:msub>
        <math:mi>p</math:mi>
        <math:mrow>
          <math:mi>g</math:mi>
          <math:mi>,</math:mi>
          <math:mi>o</math:mi>
        </math:mrow>
      </math:msub>
    </math:mrow>
    <math:annotation math:encoding="StarMath 5.0">T_{g,o}, p_{g,o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m</math:mi>
        <math:mi>g</math:mi>
      </math:msub>
      <math:mo math:stretchy="false">˙</math:mo>
    </math:mover>
    <math:annotation math:encoding="StarMath 5.0">dot m_{g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m</math:mi>
          <math:mi>r</math:mi>
        </math:msub>
        <math:mo math:stretchy="false">˙</math:mo>
      </math:mover>
      <math:mi>,</math:mi>
      <math:msub>
        <math:mi>T</math:mi>
        <math:mi>d</math:mi>
      </math:msub>
    </math:mrow>
    <math:annotation math:encoding="StarMath 5.0">dot m_{r},T_{d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 math:fontstyle="italic">ss</math:mi>
      </math:msub>
      <math:mi>,</math:mi>
      <math:msub>
        <math:mi>T</math:mi>
        <math:mi math:fontstyle="italic">sd</math:mi>
      </math:msub>
      <math:mi>,</math:mi>
      <math:mo math:stretchy="false">Δ</math:mo>
      <math:msub>
        <math:mi>T</math:mi>
        <math:mi math:fontstyle="italic">sh</math:mi>
      </math:msub>
    </math:mrow>
    <math:annotation math:encoding="StarMath 5.0">T_{ss},T_{sd},%DELTA T_{sh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W</math:mi>
        <math:mi>c</math:mi>
      </math:msub>
      <math:mo math:stretchy="false">˙</math:mo>
    </math:mover>
    <math:annotation math:encoding="StarMath 5.0">dot W_c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sub>
          <math:mi>V</math:mi>
          <math:mi>a</math:mi>
        </math:msub>
        <math:mo math:stretchy="false">˙</math:mo>
      </math:mover>
      <math:mi>,</math:mi>
      <math:msub>
        <math:mo math:stretchy="false">φ</math:mo>
        <math:mi>a</math:mi>
      </math:msub>
      <math:mi>,</math:mi>
      <math:msub>
        <math:mi>T</math:mi>
        <math:mi>a</math:mi>
      </math:msub>
      <math:mi>,</math:mi>
      <math:msub>
        <math:mi>p</math:mi>
        <math:mi>a</math:mi>
      </math:msub>
    </math:mrow>
    <math:annotation math:encoding="StarMath 5.0">dot V_{a},%phi_{a},T_{a},p_a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row>
          <math:mi>r</math:mi>
          <math:mi>,</math:mi>
          <math:mi>i</math:mi>
        </math:mrow>
      </math:msub>
      <math:mi>,</math:mi>
      <math:msub>
        <math:mi>x</math:mi>
        <math:mrow>
          <math:mi>r</math:mi>
          <math:mi>,</math:mi>
          <math:mi>i</math:mi>
        </math:mrow>
      </math:msub>
    </math:mrow>
    <math:annotation math:encoding="StarMath 5.0">T_{r,i},x_{r,i}</math:annotation>
  </math:semantics>
</math:math>
</file>